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egoe UI Symbol" svg:font-family="Segoe UI Symbol" style:font-family-generic="swiss" style:font-pitch="variable" svg:panose-1="2 11 5 2 4 2 4 2 2 3"/>
    <style:font-face style:name="Times New Roman (Vietnamese)" svg:font-family="Times New Roman (Vietnamese)" style:font-family-generic="roman" style:font-pitch="variable"/>
    <style:font-face style:name="Times New Roman CE" svg:font-family="Times New Roman CE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top="0.0597in" fo:margin-bottom="0.0597in"/>
    </style:style>
    <style:style style:name="TableColumn3" style:family="table-column">
      <style:table-column-properties style:column-width="2.8263in" style:use-optimal-column-width="false"/>
    </style:style>
    <style:style style:name="TableColumn4" style:family="table-column">
      <style:table-column-properties style:column-width="4.1736in" style:use-optimal-column-width="false"/>
    </style:style>
    <style:style style:name="Table2" style:family="table">
      <style:table-properties style:width="7in" fo:margin-left="-0.075in" table:align="left"/>
    </style:style>
    <style:style style:name="TableRow5" style:family="table-row">
      <style:table-row-properties style:min-row-height="0.8652in" style:use-optimal-row-height="false"/>
    </style:style>
    <style:style style:name="TableCell6" style:family="table-cell">
      <style:table-cell-properties fo:border="none" style:writing-mode="lr-tb" fo:padding-top="0in" fo:padding-left="0.075in" fo:padding-bottom="0in" fo:padding-right="0.075in"/>
    </style:style>
    <style:style style:name="P7" style:parent-style-name="Standard" style:family="paragraph">
      <style:paragraph-properties fo:text-align="center" fo:margin-top="0.0597in" fo:margin-bottom="0.0597in" fo:margin-right="0.05in"/>
    </style:style>
    <style:style style:name="T8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 fo:language="vi" fo:country="VN"/>
    </style:style>
    <style:style style:name="T9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 fo:language="vi" fo:country="VN"/>
    </style:style>
    <style:style style:name="T10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 fo:language="vi" fo:country="VN"/>
    </style:style>
    <style:style style:name="T11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 fo:language="vi" fo:country="VN"/>
    </style:style>
    <style:style style:name="T12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 fo:language="vi" fo:country="VN"/>
    </style:style>
    <style:style style:name="T13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 fo:language="vi" fo:country="VN"/>
    </style:style>
    <style:style style:name="T14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 fo:language="vi" fo:country="VN"/>
    </style:style>
    <style:style style:name="P15" style:parent-style-name="Standard" style:family="paragraph">
      <style:paragraph-properties fo:text-align="center" fo:margin-top="0.0597in" fo:margin-bottom="0.0597in" fo:margin-right="0.05in"/>
    </style:style>
    <style:style style:name="T16" style:parent-style-name="DefaultParagraphFont" style:family="text">
      <style:text-properties style:font-name="Times New Roman (Vietnamese)" style:font-name-complex="Times New Roman (Vietnamese)" fo:font-weight="bold" style:font-weight-asian="bold" style:font-weight-complex="bold" fo:font-size="13pt" style:font-size-asian="13pt" style:font-size-complex="13pt" fo:language="vi" fo:country="VN"/>
    </style:style>
    <style:style style:name="T17" style:parent-style-name="DefaultParagraphFont" style:family="text">
      <style:text-properties style:font-name="Times New Roman (Vietnamese)" style:font-name-complex="Times New Roman (Vietnamese)" fo:font-weight="bold" style:font-weight-asian="bold" style:font-weight-complex="bold" fo:font-size="13pt" style:font-size-asian="13pt" style:font-size-complex="13pt" fo:language="vi" fo:country="VN"/>
    </style:style>
    <style:style style:name="T18" style:parent-style-name="DefaultParagraphFont" style:family="text">
      <style:text-properties style:font-name="Times New Roman (Vietnamese)" style:font-name-complex="Times New Roman (Vietnamese)" fo:font-weight="bold" style:font-weight-asian="bold" style:font-weight-complex="bold" fo:font-size="13pt" style:font-size-asian="13pt" style:font-size-complex="13pt" fo:language="vi" fo:country="VN"/>
    </style:style>
    <style:style style:name="P19" style:parent-style-name="Standard" style:family="paragraph">
      <style:paragraph-properties fo:text-align="center" fo:margin-top="0.0597in" fo:margin-bottom="0.0597in" fo:margin-right="0.05in"/>
    </style:style>
    <style:style style:name="T20" style:parent-style-name="DefaultParagraphFont" style:family="text">
      <style:text-properties style:font-name="Times New Roman (Vietnamese)" style:font-name-complex="Times New Roman (Vietnamese)" fo:font-size="13pt" style:font-size-asian="13pt" style:font-size-complex="13pt" fo:language="vi" fo:country="VN"/>
    </style:style>
    <style:style style:name="T21" style:parent-style-name="DefaultParagraphFont" style:family="text">
      <style:text-properties style:font-name="Times New Roman (Vietnamese)" style:font-name-complex="Times New Roman (Vietnamese)" fo:font-size="13pt" style:font-size-asian="13pt" style:font-size-complex="13pt" fo:language="vi" fo:country="VN"/>
    </style:style>
    <style:style style:name="T22" style:parent-style-name="DefaultParagraphFont" style:family="text">
      <style:text-properties style:font-name="Times New Roman (Vietnamese)" style:font-name-complex="Times New Roman (Vietnamese)" fo:font-size="13pt" style:font-size-asian="13pt" style:font-size-complex="13pt" fo:language="vi" fo:country="VN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top="0.0597in" fo:margin-bottom="0.0597in" fo:margin-right="0.05in"/>
    </style:style>
    <style:style style:name="T25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 fo:language="vi" fo:country="VN"/>
    </style:style>
    <style:style style:name="T26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 fo:language="vi" fo:country="VN"/>
    </style:style>
    <style:style style:name="T27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 fo:language="vi" fo:country="VN"/>
    </style:style>
    <style:style style:name="T28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 fo:language="vi" fo:country="VN"/>
    </style:style>
    <style:style style:name="T29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 fo:language="vi" fo:country="VN"/>
    </style:style>
    <style:style style:name="T30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 fo:language="vi" fo:country="VN"/>
    </style:style>
    <style:style style:name="T31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 fo:language="vi" fo:country="VN"/>
    </style:style>
    <style:style style:name="T32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 fo:language="vi" fo:country="VN"/>
    </style:style>
    <style:style style:name="T33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 fo:language="vi" fo:country="VN"/>
    </style:style>
    <style:style style:name="P34" style:parent-style-name="Standard" style:family="paragraph">
      <style:paragraph-properties fo:text-align="center" fo:margin-top="0.0597in" fo:margin-bottom="0.0597in" fo:margin-right="0.05in"/>
    </style:style>
    <style:style style:name="T35" style:parent-style-name="DefaultParagraphFont" style:family="text">
      <style:text-properties style:font-name="Times New Roman CE" style:font-name-complex="Times New Roman CE" fo:font-weight="bold" style:font-weight-asian="bold" style:font-weight-complex="bold" fo:font-size="13pt" style:font-size-asian="13pt" style:font-size-complex="13pt"/>
    </style:style>
    <style:style style:name="T36" style:parent-style-name="DefaultParagraphFont" style:family="text">
      <style:text-properties style:font-name="Times New Roman CE" style:font-name-complex="Times New Roman CE" fo:font-weight="bold" style:font-weight-asian="bold" style:font-weight-complex="bold" fo:font-size="13pt" style:font-size-asian="13pt" style:font-size-complex="13pt"/>
    </style:style>
    <style:style style:name="T37" style:parent-style-name="DefaultParagraphFont" style:family="text">
      <style:text-properties style:font-name="Times New Roman CE" style:font-name-complex="Times New Roman CE" fo:font-weight="bold" style:font-weight-asian="bold" style:font-weight-complex="bold" fo:font-size="13pt" style:font-size-asian="13pt" style:font-size-complex="13pt"/>
    </style:style>
    <style:style style:name="T38" style:parent-style-name="DefaultParagraphFont" style:family="text">
      <style:text-properties style:font-name="Times New Roman CE" style:font-name-complex="Times New Roman CE" fo:font-weight="bold" style:font-weight-asian="bold" style:font-weight-complex="bold" fo:font-size="13pt" style:font-size-asian="13pt" style:font-size-complex="13pt"/>
    </style:style>
    <style:style style:name="T39" style:parent-style-name="DefaultParagraphFont" style:family="text">
      <style:text-properties style:font-name="Times New Roman CE" style:font-name-complex="Times New Roman CE" fo:font-weight="bold" style:font-weight-asian="bold" style:font-weight-complex="bold" fo:font-size="13pt" style:font-size-asian="13pt" style:font-size-complex="13pt"/>
    </style:style>
    <style:style style:name="T40" style:parent-style-name="DefaultParagraphFont" style:family="text">
      <style:text-properties style:font-name="Times New Roman CE" style:font-name-complex="Times New Roman CE" fo:font-weight="bold" style:font-weight-asian="bold" style:font-weight-complex="bold" fo:font-size="13pt" style:font-size-asian="13pt" style:font-size-complex="13pt"/>
    </style:style>
    <style:style style:name="T41" style:parent-style-name="DefaultParagraphFont" style:family="text">
      <style:text-properties style:font-name="Times New Roman CE" style:font-name-complex="Times New Roman CE" fo:font-weight="bold" style:font-weight-asian="bold" style:font-weight-complex="bold" fo:font-size="13pt" style:font-size-asian="13pt" style:font-size-complex="13pt"/>
    </style:style>
    <style:style style:name="T42" style:parent-style-name="DefaultParagraphFont" style:family="text">
      <style:text-properties style:font-name="Times New Roman CE" style:font-name-complex="Times New Roman CE" fo:font-weight="bold" style:font-weight-asian="bold" style:font-weight-complex="bold" fo:font-size="13pt" style:font-size-asian="13pt" style:font-size-complex="13pt"/>
    </style:style>
    <style:style style:name="T43" style:parent-style-name="DefaultParagraphFont" style:family="text">
      <style:text-properties style:font-name="Times New Roman CE" style:font-name-complex="Times New Roman CE" fo:font-weight="bold" style:font-weight-asian="bold" style:font-weight-complex="bold" fo:font-size="13pt" style:font-size-asian="13pt" style:font-size-complex="13pt"/>
    </style:style>
    <style:style style:name="P44" style:parent-style-name="Standard" style:family="paragraph">
      <style:paragraph-properties fo:text-align="center" fo:margin-top="0.0597in" fo:margin-bottom="0.0597in" fo:margin-right="0.05in"/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45" style:parent-style-name="Standard" style:family="paragraph">
      <style:paragraph-properties fo:text-align="center" fo:margin-top="0.0597in" fo:margin-bottom="0.0597in" fo:margin-right="0.05in"/>
    </style:style>
    <style:style style:name="T46" style:parent-style-name="DefaultParagraphFont" style:family="text">
      <style:text-properties style:font-name="Times New Roman" fo:font-style="italic" style:font-style-asian="italic" style:font-style-complex="italic" fo:font-size="13pt" style:font-size-asian="13pt" style:font-size-complex="13pt"/>
    </style:style>
    <style:style style:name="P47" style:parent-style-name="Standard" style:family="paragraph">
      <style:paragraph-properties fo:text-align="center" fo:margin-top="0.0597in" fo:margin-bottom="0.0597in"/>
    </style:style>
    <style:style style:name="T48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49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50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51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52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53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54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ableColumn56" style:family="table-column">
      <style:table-column-properties style:column-width="2.1729in" style:use-optimal-column-width="false"/>
    </style:style>
    <style:style style:name="TableColumn57" style:family="table-column">
      <style:table-column-properties style:column-width="4.8236in" style:use-optimal-column-width="false"/>
    </style:style>
    <style:style style:name="Table55" style:family="table">
      <style:table-properties style:width="6.9965in" fo:margin-left="-0.0715in" table:align="left"/>
    </style:style>
    <style:style style:name="TableRow58" style:family="table-row">
      <style:table-row-properties style:min-row-height="2.5555in" style:use-optimal-row-height="false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 fo:margin-top="0.0597in" fo:margin-bottom="0.0597in"/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ableCell6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top="0.0597in" fo:margin-bottom="0.0597in"/>
    </style:style>
    <style:style style:name="T63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64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65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66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P67" style:parent-style-name="Standard" style:family="paragraph">
      <style:paragraph-properties fo:margin-top="0.0597in" fo:margin-bottom="0.0597in"/>
    </style:style>
    <style:style style:name="T68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69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70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71" style:parent-style-name="DefaultParagraphFont" style:family="text">
      <style:text-properties style:font-name="Times New Roman" fo:font-size="13pt" style:font-size-asian="13pt" style:font-size-complex="13pt"/>
    </style:style>
    <style:style style:name="T72" style:parent-style-name="DefaultParagraphFont" style:family="text">
      <style:text-properties style:font-name="Segoe UI Symbol" style:font-name-complex="Segoe UI Symbol" fo:font-size="13pt" style:font-size-asian="13pt" style:font-size-complex="13pt"/>
    </style:style>
    <style:style style:name="T73" style:parent-style-name="DefaultParagraphFont" style:family="text">
      <style:text-properties style:font-name="Times New Roman" fo:font-size="13pt" style:font-size-asian="13pt" style:font-size-complex="13pt"/>
    </style:style>
    <style:style style:name="T74" style:parent-style-name="DefaultParagraphFont" style:family="text">
      <style:text-properties style:font-name="Segoe UI Symbol" style:font-name-complex="Segoe UI Symbol" fo:font-size="13pt" style:font-size-asian="13pt" style:font-size-complex="13pt"/>
    </style:style>
    <style:style style:name="T75" style:parent-style-name="DefaultParagraphFont" style:family="text">
      <style:text-properties style:font-name="Times New Roman" fo:font-size="13pt" style:font-size-asian="13pt" style:font-size-complex="13pt"/>
    </style:style>
    <style:style style:name="T76" style:parent-style-name="DefaultParagraphFont" style:family="text">
      <style:text-properties style:font-name="Segoe UI Symbol" style:font-name-complex="Segoe UI Symbol" fo:font-size="13pt" style:font-size-asian="13pt" style:font-size-complex="13pt"/>
    </style:style>
    <style:style style:name="T77" style:parent-style-name="DefaultParagraphFont" style:family="text">
      <style:text-properties style:font-name="Times New Roman" fo:font-size="13pt" style:font-size-asian="13pt" style:font-size-complex="13pt"/>
    </style:style>
    <style:style style:name="T78" style:parent-style-name="DefaultParagraphFont" style:family="text">
      <style:text-properties style:font-name="Segoe UI Symbol" style:font-name-complex="Segoe UI Symbol" fo:font-size="13pt" style:font-size-asian="13pt" style:font-size-complex="13pt"/>
    </style:style>
    <style:style style:name="T79" style:parent-style-name="DefaultParagraphFont" style:family="text">
      <style:text-properties style:font-name="Times New Roman" fo:font-size="13pt" style:font-size-asian="13pt" style:font-size-complex="13pt"/>
    </style:style>
    <style:style style:name="T80" style:parent-style-name="DefaultParagraphFont" style:family="text">
      <style:text-properties style:font-name="Times New Roman" fo:font-size="13pt" style:font-size-asian="13pt" style:font-size-complex="13pt"/>
    </style:style>
    <style:style style:name="T81" style:parent-style-name="DefaultParagraphFont" style:family="text">
      <style:text-properties style:font-name="Times New Roman" fo:font-size="13pt" style:font-size-asian="13pt" style:font-size-complex="13pt"/>
    </style:style>
    <style:style style:name="T82" style:parent-style-name="DefaultParagraphFont" style:family="text">
      <style:text-properties style:font-name="Times New Roman" fo:font-size="13pt" style:font-size-asian="13pt" style:font-size-complex="13pt"/>
    </style:style>
    <style:style style:name="T83" style:parent-style-name="DefaultParagraphFont" style:family="text">
      <style:text-properties style:font-name="Times New Roman" fo:font-size="13pt" style:font-size-asian="13pt" style:font-size-complex="13pt"/>
    </style:style>
    <style:style style:name="T84" style:parent-style-name="DefaultParagraphFont" style:family="text">
      <style:text-properties style:font-name="Times New Roman" fo:font-size="13pt" style:font-size-asian="13pt" style:font-size-complex="13pt"/>
    </style:style>
    <style:style style:name="T85" style:parent-style-name="DefaultParagraphFont" style:family="text">
      <style:text-properties style:font-name="Times New Roman CE" style:font-name-complex="Times New Roman CE" fo:font-size="13pt" style:font-size-asian="13pt" style:font-size-complex="13pt"/>
    </style:style>
    <style:style style:name="T86" style:parent-style-name="DefaultParagraphFont" style:family="text">
      <style:text-properties style:font-name="Times New Roman" fo:font-size="13pt" style:font-size-asian="13pt" style:font-size-complex="13pt"/>
    </style:style>
    <style:style style:name="P87" style:parent-style-name="Standard" style:family="paragraph">
      <style:paragraph-properties fo:margin-top="0.0597in" fo:margin-bottom="0.0597in"/>
    </style:style>
    <style:style style:name="T88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89" style:parent-style-name="DefaultParagraphFont" style:family="text">
      <style:text-properties style:font-name="Times New Roman" fo:font-size="13pt" style:font-size-asian="13pt" style:font-size-complex="13pt"/>
    </style:style>
    <style:style style:name="T90" style:parent-style-name="DefaultParagraphFont" style:family="text">
      <style:text-properties style:font-name="Times New Roman" fo:font-size="13pt" style:font-size-asian="13pt" style:font-size-complex="13pt"/>
    </style:style>
    <style:style style:name="T91" style:parent-style-name="DefaultParagraphFont" style:family="text">
      <style:text-properties style:font-name="Times New Roman" fo:font-size="13pt" style:font-size-asian="13pt" style:font-size-complex="13pt"/>
    </style:style>
    <style:style style:name="T92" style:parent-style-name="DefaultParagraphFont" style:family="text">
      <style:text-properties style:font-name="Times New Roman" fo:font-size="13pt" style:font-size-asian="13pt" style:font-size-complex="13pt"/>
    </style:style>
    <style:style style:name="T93" style:parent-style-name="DefaultParagraphFont" style:family="text">
      <style:text-properties style:font-name="Times New Roman" fo:font-size="13pt" style:font-size-asian="13pt" style:font-size-complex="13pt"/>
    </style:style>
    <style:style style:name="T94" style:parent-style-name="DefaultParagraphFont" style:family="text">
      <style:text-properties style:font-name="Times New Roman" fo:font-size="13pt" style:font-size-asian="13pt" style:font-size-complex="13pt"/>
    </style:style>
    <style:style style:name="T95" style:parent-style-name="DefaultParagraphFont" style:family="text">
      <style:text-properties style:font-name="Times New Roman" fo:font-size="13pt" style:font-size-asian="13pt" style:font-size-complex="13pt"/>
    </style:style>
    <style:style style:name="T96" style:parent-style-name="DefaultParagraphFont" style:family="text">
      <style:text-properties style:font-name="Times New Roman" fo:font-size="13pt" style:font-size-asian="13pt" style:font-size-complex="13pt"/>
    </style:style>
    <style:style style:name="T97" style:parent-style-name="DefaultParagraphFont" style:family="text">
      <style:text-properties style:font-name="Times New Roman" fo:font-size="13pt" style:font-size-asian="13pt" style:font-size-complex="13pt"/>
    </style:style>
    <style:style style:name="T98" style:parent-style-name="DefaultParagraphFont" style:family="text">
      <style:text-properties style:font-name="Times New Roman" fo:font-size="13pt" style:font-size-asian="13pt" style:font-size-complex="13pt"/>
    </style:style>
    <style:style style:name="T99" style:parent-style-name="DefaultParagraphFont" style:family="text">
      <style:text-properties style:font-name="Times New Roman" fo:font-size="13pt" style:font-size-asian="13pt" style:font-size-complex="13pt"/>
    </style:style>
    <style:style style:name="T100" style:parent-style-name="DefaultParagraphFont" style:family="text">
      <style:text-properties style:font-name="Times New Roman" fo:font-size="13pt" style:font-size-asian="13pt" style:font-size-complex="13pt"/>
    </style:style>
    <style:style style:name="T101" style:parent-style-name="DefaultParagraphFont" style:family="text">
      <style:text-properties style:font-name="Times New Roman" fo:font-size="13pt" style:font-size-asian="13pt" style:font-size-complex="13pt"/>
    </style:style>
    <style:style style:name="T102" style:parent-style-name="DefaultParagraphFont" style:family="text">
      <style:text-properties style:font-name="Times New Roman" fo:font-size="13pt" style:font-size-asian="13pt" style:font-size-complex="13pt"/>
    </style:style>
    <style:style style:name="T103" style:parent-style-name="DefaultParagraphFont" style:family="text">
      <style:text-properties style:font-name="Times New Roman" fo:font-size="13pt" style:font-size-asian="13pt" style:font-size-complex="13pt"/>
    </style:style>
    <style:style style:name="P104" style:parent-style-name="Standard" style:family="paragraph">
      <style:paragraph-properties fo:margin-top="0.0597in" fo:margin-bottom="0.0597in" fo:margin-left="0.25in">
        <style:tab-stops/>
      </style:paragraph-properties>
    </style:style>
    <style:style style:name="T105" style:parent-style-name="DefaultParagraphFont" style:family="text">
      <style:text-properties style:font-name="Times New Roman" fo:font-size="13pt" style:font-size-asian="13pt" style:font-size-complex="13pt"/>
    </style:style>
    <style:style style:name="T106" style:parent-style-name="DefaultParagraphFont" style:family="text">
      <style:text-properties style:font-name="Times New Roman" fo:font-size="13pt" style:font-size-asian="13pt" style:font-size-complex="13pt"/>
    </style:style>
    <style:style style:name="T107" style:parent-style-name="DefaultParagraphFont" style:family="text">
      <style:text-properties style:font-name="Times New Roman" fo:font-size="13pt" style:font-size-asian="13pt" style:font-size-complex="13pt"/>
    </style:style>
    <style:style style:name="P108" style:parent-style-name="Standard" style:family="paragraph">
      <style:paragraph-properties fo:margin-top="0.0597in" fo:margin-bottom="0.0597in"/>
    </style:style>
    <style:style style:name="T109" style:parent-style-name="DefaultParagraphFont" style:family="text">
      <style:text-properties style:font-name="Times New Roman (Vietnamese)" style:font-name-complex="Times New Roman (Vietnamese)" style:font-weight-complex="bold" fo:color="#000000" fo:font-size="13pt" style:font-size-asian="13pt" style:font-size-complex="13pt"/>
    </style:style>
    <style:style style:name="T110" style:parent-style-name="DefaultParagraphFont" style:family="text">
      <style:text-properties style:font-name="Times New Roman (Vietnamese)" style:font-name-complex="Times New Roman (Vietnamese)" style:font-weight-complex="bold" fo:color="#000000" fo:font-size="13pt" style:font-size-asian="13pt" style:font-size-complex="13pt"/>
    </style:style>
    <style:style style:name="T111" style:parent-style-name="DefaultParagraphFont" style:family="text">
      <style:text-properties style:font-name="Times New Roman (Vietnamese)" style:font-name-complex="Times New Roman (Vietnamese)" style:font-weight-complex="bold" fo:color="#000000" fo:font-size="13pt" style:font-size-asian="13pt" style:font-size-complex="13pt"/>
    </style:style>
    <style:style style:name="T112" style:parent-style-name="DefaultParagraphFont" style:family="text">
      <style:text-properties style:font-name="Times New Roman (Vietnamese)" style:font-name-complex="Times New Roman (Vietnamese)" style:font-weight-complex="bold" fo:color="#000000" fo:font-size="13pt" style:font-size-asian="13pt" style:font-size-complex="13pt"/>
    </style:style>
    <style:style style:name="T113" style:parent-style-name="DefaultParagraphFont" style:family="text">
      <style:text-properties style:font-name="Times New Roman (Vietnamese)" style:font-name-complex="Times New Roman (Vietnamese)" style:font-weight-complex="bold" fo:color="#000000" fo:font-size="13pt" style:font-size-asian="13pt" style:font-size-complex="13pt"/>
    </style:style>
    <style:style style:name="T114" style:parent-style-name="DefaultParagraphFont" style:family="text">
      <style:text-properties style:font-name="Times New Roman (Vietnamese)" style:font-name-complex="Times New Roman (Vietnamese)" style:font-weight-complex="bold" fo:color="#000000" fo:font-size="13pt" style:font-size-asian="13pt" style:font-size-complex="13pt"/>
    </style:style>
    <style:style style:name="T115" style:parent-style-name="DefaultParagraphFont" style:family="text">
      <style:text-properties style:font-name="Times New Roman (Vietnamese)" style:font-name-complex="Times New Roman (Vietnamese)" style:font-weight-complex="bold" fo:color="#000000" fo:font-size="13pt" style:font-size-asian="13pt" style:font-size-complex="13pt"/>
    </style:style>
    <style:style style:name="T116" style:parent-style-name="DefaultParagraphFont" style:family="text">
      <style:text-properties style:font-name="Times New Roman (Vietnamese)" style:font-name-complex="Times New Roman (Vietnamese)" style:font-weight-complex="bold" fo:color="#000000" fo:font-size="13pt" style:font-size-asian="13pt" style:font-size-complex="13pt"/>
    </style:style>
    <style:style style:name="T117" style:parent-style-name="DefaultParagraphFont" style:family="text">
      <style:text-properties style:font-name="Times New Roman (Vietnamese)" style:font-name-complex="Times New Roman (Vietnamese)" style:font-weight-complex="bold" fo:color="#000000" fo:font-size="13pt" style:font-size-asian="13pt" style:font-size-complex="13pt"/>
    </style:style>
    <style:style style:name="T118" style:parent-style-name="DefaultParagraphFont" style:family="text">
      <style:text-properties style:font-name="Times New Roman (Vietnamese)" style:font-name-complex="Times New Roman (Vietnamese)" style:font-weight-complex="bold" fo:color="#000000" fo:font-size="13pt" style:font-size-asian="13pt" style:font-size-complex="13pt"/>
    </style:style>
    <style:style style:name="T119" style:parent-style-name="DefaultParagraphFont" style:family="text">
      <style:text-properties style:font-name="Times New Roman (Vietnamese)" style:font-name-complex="Times New Roman (Vietnamese)" style:font-weight-complex="bold" fo:color="#000000" fo:font-size="13pt" style:font-size-asian="13pt" style:font-size-complex="13pt"/>
    </style:style>
    <style:style style:name="T120" style:parent-style-name="DefaultParagraphFont" style:family="text">
      <style:text-properties style:font-name="Times New Roman (Vietnamese)" style:font-name-complex="Times New Roman (Vietnamese)" style:font-weight-complex="bold" fo:color="#000000" fo:font-size="13pt" style:font-size-asian="13pt" style:font-size-complex="13pt"/>
    </style:style>
    <style:style style:name="T121" style:parent-style-name="DefaultParagraphFont" style:family="text">
      <style:text-properties style:font-name="Times New Roman (Vietnamese)" style:font-name-complex="Times New Roman (Vietnamese)" style:font-weight-complex="bold" fo:color="#000000" fo:font-size="13pt" style:font-size-asian="13pt" style:font-size-complex="13pt"/>
    </style:style>
    <style:style style:name="P122" style:parent-style-name="Standard" style:family="paragraph">
      <style:paragraph-properties fo:margin-top="0.0597in" fo:margin-bottom="0.0597in"/>
    </style:style>
    <style:style style:name="T123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124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125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126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127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128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129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130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131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P132" style:parent-style-name="Standard" style:family="paragraph">
      <style:paragraph-properties fo:margin-top="0.0597in" fo:margin-bottom="0.0597in" fo:background-color="#FFFFFE"/>
    </style:style>
    <style:style style:name="T133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134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135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136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137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138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139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140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P141" style:parent-style-name="Standard" style:family="paragraph">
      <style:paragraph-properties fo:text-align="center" fo:margin-top="0.0597in" fo:margin-bottom="0.0597in"/>
    </style:style>
    <style:style style:name="T142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143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144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145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146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147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148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149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150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P151" style:parent-style-name="Standard" style:family="paragraph">
      <style:paragraph-properties fo:text-align="justify" fo:margin-top="0.0597in" fo:margin-bottom="0.0597in"/>
    </style:style>
    <style:style style:name="T152" style:parent-style-name="DefaultParagraphFont" style:family="text">
      <style:text-properties style:font-name="Times New Roman CE" style:font-name-complex="Times New Roman CE" fo:font-weight="bold" style:font-weight-asian="bold" style:font-weight-complex="bold" fo:color="#000000" fo:font-size="13pt" style:font-size-asian="13pt" style:font-size-complex="13pt"/>
    </style:style>
    <style:style style:name="T153" style:parent-style-name="DefaultParagraphFont" style:family="text">
      <style:text-properties style:font-name="Times New Roman CE" style:font-name-complex="Times New Roman CE" fo:font-weight="bold" style:font-weight-asian="bold" style:font-weight-complex="bold" fo:color="#000000" fo:font-size="13pt" style:font-size-asian="13pt" style:font-size-complex="13pt"/>
    </style:style>
    <style:style style:name="T154" style:parent-style-name="DefaultParagraphFont" style:family="text">
      <style:text-properties style:font-name="Times New Roman CE" style:font-name-complex="Times New Roman CE" fo:font-weight="bold" style:font-weight-asian="bold" style:font-weight-complex="bold" fo:color="#000000" fo:font-size="13pt" style:font-size-asian="13pt" style:font-size-complex="13pt"/>
    </style:style>
    <style:style style:name="T155" style:parent-style-name="DefaultParagraphFont" style:family="text">
      <style:text-properties style:font-name="Times New Roman CE" style:font-name-complex="Times New Roman CE" fo:font-weight="bold" style:font-weight-asian="bold" style:font-weight-complex="bold" fo:color="#000000" fo:font-size="13pt" style:font-size-asian="13pt" style:font-size-complex="13pt"/>
    </style:style>
    <style:style style:name="T156" style:parent-style-name="DefaultParagraphFont" style:family="text">
      <style:text-properties style:font-name="Times New Roman CE" style:font-name-complex="Times New Roman CE" fo:font-weight="bold" style:font-weight-asian="bold" style:font-weight-complex="bold" fo:color="#000000" fo:font-size="13pt" style:font-size-asian="13pt" style:font-size-complex="13pt"/>
    </style:style>
    <style:style style:name="T157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P158" style:parent-style-name="Standard" style:family="paragraph">
      <style:paragraph-properties fo:text-align="justify" fo:margin-top="0.0597in" fo:margin-bottom="0.0597in"/>
    </style:style>
    <style:style style:name="T159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160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61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62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63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64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65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66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67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68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69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70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71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72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73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74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75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76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77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78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79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80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P181" style:parent-style-name="Standard" style:family="paragraph">
      <style:paragraph-properties fo:text-align="center" fo:margin-top="0.0597in" fo:margin-bottom="0.0597in"/>
    </style:style>
    <style:style style:name="T182" style:parent-style-name="DefaultParagraphFont" style:family="text">
      <style:text-properties style:font-name="Times New Roman" fo:font-size="13pt" style:font-size-asian="13pt" style:font-size-complex="13pt"/>
    </style:style>
    <style:style style:name="T183" style:parent-style-name="DefaultParagraphFont" style:family="text">
      <style:text-properties style:font-name="Segoe UI Symbol" style:font-name-complex="Segoe UI Symbol" fo:font-size="13pt" style:font-size-asian="13pt" style:font-size-complex="13pt"/>
    </style:style>
    <style:style style:name="T184" style:parent-style-name="DefaultParagraphFont" style:family="text">
      <style:text-properties style:font-name="Times New Roman" fo:font-size="13pt" style:font-size-asian="13pt" style:font-size-complex="13pt"/>
    </style:style>
    <style:style style:name="T185" style:parent-style-name="DefaultParagraphFont" style:family="text">
      <style:text-properties style:font-name="Segoe UI Symbol" style:font-name-complex="Segoe UI Symbol" fo:font-size="13pt" style:font-size-asian="13pt" style:font-size-complex="13pt"/>
    </style:style>
    <style:style style:name="T186" style:parent-style-name="DefaultParagraphFont" style:family="text">
      <style:text-properties style:font-name="Times New Roman" fo:font-size="13pt" style:font-size-asian="13pt" style:font-size-complex="13pt"/>
    </style:style>
    <style:style style:name="T187" style:parent-style-name="DefaultParagraphFont" style:family="text">
      <style:text-properties style:font-name="Segoe UI Symbol" style:font-name-complex="Segoe UI Symbol" fo:font-size="13pt" style:font-size-asian="13pt" style:font-size-complex="13pt"/>
    </style:style>
    <style:style style:name="T188" style:parent-style-name="DefaultParagraphFont" style:family="text">
      <style:text-properties style:font-name="Times New Roman" fo:font-size="13pt" style:font-size-asian="13pt" style:font-size-complex="13pt"/>
    </style:style>
    <style:style style:name="T189" style:parent-style-name="DefaultParagraphFont" style:family="text">
      <style:text-properties style:font-name="Segoe UI Symbol" style:font-name-complex="Segoe UI Symbol" fo:font-size="13pt" style:font-size-asian="13pt" style:font-size-complex="13pt"/>
    </style:style>
    <style:style style:name="T190" style:parent-style-name="DefaultParagraphFont" style:family="text">
      <style:text-properties style:font-name="Times New Roman" fo:font-size="13pt" style:font-size-asian="13pt" style:font-size-complex="13pt"/>
    </style:style>
    <style:style style:name="P191" style:parent-style-name="Standard" style:family="paragraph">
      <style:paragraph-properties fo:text-align="justify" fo:margin-top="0.0597in" fo:margin-bottom="0.0597in">
        <style:tab-stops>
          <style:tab-stop style:type="left" style:position="3.5104in"/>
          <style:tab-stop style:type="left" style:leader-style="dotted" style:leader-text="." style:position="6.3333in"/>
        </style:tab-stops>
      </style:paragraph-properties>
    </style:style>
    <style:style style:name="T192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93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94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95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96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97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98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99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200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201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202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203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204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205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P206" style:parent-style-name="Standard" style:family="paragraph">
      <style:paragraph-properties fo:text-align="justify" fo:margin-top="0.0597in" fo:margin-bottom="0.0597in"/>
    </style:style>
    <style:style style:name="T207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208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209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210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211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212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213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P214" style:parent-style-name="Standard" style:family="paragraph">
      <style:paragraph-properties fo:margin-top="0.0597in" fo:margin-bottom="0.0597in"/>
    </style:style>
    <style:style style:name="T215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216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217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P218" style:parent-style-name="Standard" style:family="paragraph">
      <style:paragraph-properties fo:margin-top="0.0597in" fo:margin-bottom="0.0597in" fo:background-color="#FFFFFE"/>
    </style:style>
    <style:style style:name="T219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220" style:parent-style-name="DefaultParagraphFont" style:family="text">
      <style:text-properties style:font-name="Times New Roman (Vietnamese)" style:font-name-complex="Times New Roman (Vietnamese)" style:font-weight-complex="bold" fo:color="#000000" fo:font-size="13pt" style:font-size-asian="13pt" style:font-size-complex="13pt"/>
    </style:style>
    <style:style style:name="T221" style:parent-style-name="DefaultParagraphFont" style:family="text">
      <style:text-properties style:font-name="Times New Roman (Vietnamese)" style:font-name-complex="Times New Roman (Vietnamese)" style:font-weight-complex="bold" fo:color="#000000" fo:font-size="13pt" style:font-size-asian="13pt" style:font-size-complex="13pt"/>
    </style:style>
    <style:style style:name="T222" style:parent-style-name="DefaultParagraphFont" style:family="text">
      <style:text-properties style:font-name="Times New Roman (Vietnamese)" style:font-name-complex="Times New Roman (Vietnamese)" style:font-weight-complex="bold" fo:color="#000000" fo:font-size="13pt" style:font-size-asian="13pt" style:font-size-complex="13pt"/>
    </style:style>
    <style:style style:name="T223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224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225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P226" style:parent-style-name="Standard" style:family="paragraph">
      <style:paragraph-properties fo:margin-top="0.0597in" fo:margin-bottom="0.0597in" fo:background-color="#FFFFFE"/>
    </style:style>
    <style:style style:name="T227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228" style:parent-style-name="DefaultParagraphFont" style:family="text">
      <style:text-properties style:font-name="Times New Roman (Vietnamese)" style:font-name-complex="Times New Roman (Vietnamese)" style:font-weight-complex="bold" fo:color="#000000" fo:font-size="13pt" style:font-size-asian="13pt" style:font-size-complex="13pt"/>
    </style:style>
    <style:style style:name="T229" style:parent-style-name="DefaultParagraphFont" style:family="text">
      <style:text-properties style:font-name="Times New Roman (Vietnamese)" style:font-name-complex="Times New Roman (Vietnamese)" style:font-weight-complex="bold" fo:color="#000000" fo:font-size="13pt" style:font-size-asian="13pt" style:font-size-complex="13pt"/>
    </style:style>
    <style:style style:name="T230" style:parent-style-name="DefaultParagraphFont" style:family="text">
      <style:text-properties style:font-name="Times New Roman (Vietnamese)" style:font-name-complex="Times New Roman (Vietnamese)" style:font-weight-complex="bold" fo:color="#000000" fo:font-size="13pt" style:font-size-asian="13pt" style:font-size-complex="13pt"/>
    </style:style>
    <style:style style:name="T231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232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233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234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235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236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237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238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239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240" style:parent-style-name="DefaultParagraphFont" style:family="text">
      <style:text-properties style:font-name="Times New Roman CE" style:font-name-complex="Times New Roman CE" fo:color="#000000" fo:font-size="13pt" style:font-size-asian="13pt" style:font-size-complex="13pt" fo:language="nb" fo:country="NO"/>
    </style:style>
    <style:style style:name="T241" style:parent-style-name="DefaultParagraphFont" style:family="text">
      <style:text-properties style:font-name="Times New Roman CE" style:font-name-complex="Times New Roman CE" fo:color="#000000" fo:font-size="13pt" style:font-size-asian="13pt" style:font-size-complex="13pt" fo:language="nb" fo:country="NO"/>
    </style:style>
    <style:style style:name="T242" style:parent-style-name="DefaultParagraphFont" style:family="text">
      <style:text-properties style:font-name="Times New Roman CE" style:font-name-complex="Times New Roman CE" fo:color="#000000" fo:font-size="13pt" style:font-size-asian="13pt" style:font-size-complex="13pt" fo:language="nb" fo:country="NO"/>
    </style:style>
    <style:style style:name="T243" style:parent-style-name="DefaultParagraphFont" style:family="text">
      <style:text-properties style:font-name="Times New Roman CE" style:font-name-complex="Times New Roman CE" fo:color="#000000" fo:font-size="13pt" style:font-size-asian="13pt" style:font-size-complex="13pt" fo:language="nb" fo:country="NO"/>
    </style:style>
    <style:style style:name="T244" style:parent-style-name="DefaultParagraphFont" style:family="text">
      <style:text-properties style:font-name="Times New Roman CE" style:font-name-complex="Times New Roman CE" fo:color="#000000" fo:font-size="13pt" style:font-size-asian="13pt" style:font-size-complex="13pt" fo:language="nb" fo:country="NO"/>
    </style:style>
    <style:style style:name="T245" style:parent-style-name="DefaultParagraphFont" style:family="text">
      <style:text-properties style:font-name="Times New Roman CE" style:font-name-complex="Times New Roman CE" fo:color="#000000" fo:font-size="13pt" style:font-size-asian="13pt" style:font-size-complex="13pt" fo:language="nb" fo:country="NO"/>
    </style:style>
    <style:style style:name="T246" style:parent-style-name="DefaultParagraphFont" style:family="text">
      <style:text-properties style:font-name="Times New Roman CE" style:font-name-complex="Times New Roman CE" fo:color="#000000" fo:font-size="13pt" style:font-size-asian="13pt" style:font-size-complex="13pt" fo:language="nb" fo:country="NO"/>
    </style:style>
    <style:style style:name="T247" style:parent-style-name="DefaultParagraphFont" style:family="text">
      <style:text-properties style:font-name="Times New Roman CE" style:font-name-complex="Times New Roman CE" fo:color="#000000" fo:font-size="13pt" style:font-size-asian="13pt" style:font-size-complex="13pt" fo:language="nb" fo:country="NO"/>
    </style:style>
    <style:style style:name="T248" style:parent-style-name="DefaultParagraphFont" style:family="text">
      <style:text-properties style:font-name="Times New Roman CE" style:font-name-complex="Times New Roman CE" fo:color="#000000" fo:font-size="13pt" style:font-size-asian="13pt" style:font-size-complex="13pt" fo:language="nb" fo:country="NO"/>
    </style:style>
    <style:style style:name="T249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250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251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252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253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254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255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256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257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258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259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260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261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262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263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264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265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266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267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268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269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P270" style:parent-style-name="Standard" style:family="paragraph">
      <style:paragraph-properties fo:text-align="justify" fo:margin-top="0.0597in" fo:margin-bottom="0.0597in"/>
    </style:style>
    <style:style style:name="T271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272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273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ableColumn275" style:family="table-column">
      <style:table-column-properties style:column-width="0.5673in" style:use-optimal-column-width="false"/>
    </style:style>
    <style:style style:name="TableColumn276" style:family="table-column">
      <style:table-column-properties style:column-width="2.3625in" style:use-optimal-column-width="false"/>
    </style:style>
    <style:style style:name="TableColumn277" style:family="table-column">
      <style:table-column-properties style:column-width="1.1805in" style:use-optimal-column-width="false"/>
    </style:style>
    <style:style style:name="TableColumn278" style:family="table-column">
      <style:table-column-properties style:column-width="1.1819in" style:use-optimal-column-width="false"/>
    </style:style>
    <style:style style:name="TableColumn279" style:family="table-column">
      <style:table-column-properties style:column-width="1.2902in" style:use-optimal-column-width="false"/>
    </style:style>
    <style:style style:name="Table274" style:family="table">
      <style:table-properties style:width="6.5826in" fo:margin-left="-0.0715in" table:align="lef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Standard" style:family="paragraph">
      <style:paragraph-properties fo:text-align="center" fo:margin-top="0.0597in" fo:margin-bottom="0.0597in"/>
    </style:style>
    <style:style style:name="T283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Standard" style:family="paragraph">
      <style:paragraph-properties fo:text-align="center" fo:margin-top="0.0597in" fo:margin-bottom="0.0597in"/>
    </style:style>
    <style:style style:name="T286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287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288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289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290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Standard" style:family="paragraph">
      <style:paragraph-properties fo:text-align="center" fo:margin-top="0.0597in" fo:margin-bottom="0.0597in"/>
    </style:style>
    <style:style style:name="T293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294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295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296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297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298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299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text-align="center" fo:margin-top="0.0597in" fo:margin-bottom="0.0597in"/>
    </style:style>
    <style:style style:name="T303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center" fo:margin-top="0.0597in" fo:margin-bottom="0.0597in"/>
    </style:style>
    <style:style style:name="T306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text-align="center" fo:margin-top="0.0597in" fo:margin-bottom="0.0597in"/>
    </style:style>
    <style:style style:name="T309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310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311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4" style:parent-style-name="Standard" style:family="paragraph">
      <style:paragraph-properties fo:text-align="center" fo:margin-top="0.0597in" fo:margin-bottom="0.0597in"/>
    </style:style>
    <style:style style:name="T315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text-align="justify" fo:margin-top="0.0597in" fo:margin-bottom="0.0597in"/>
    </style:style>
    <style:style style:name="T318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Standard" style:family="paragraph">
      <style:paragraph-properties fo:text-align="center" fo:margin-top="0.0597in" fo:margin-bottom="0.0597in" fo:background-color="#FFFFFE"/>
    </style:style>
    <style:style style:name="T321" style:parent-style-name="DefaultParagraphFont" style:family="text">
      <style:text-properties style:font-name="Times New Roman" fo:font-size="13pt" style:font-size-asian="13pt" style:font-size-complex="13pt"/>
    </style:style>
    <style:style style:name="T322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323" style:parent-style-name="DefaultParagraphFont" style:family="text">
      <style:text-properties style:font-name="Times New Roman" fo:font-size="13pt" style:font-size-asian="13pt" style:font-size-complex="13pt"/>
    </style:style>
    <style:style style:name="T324" style:parent-style-name="DefaultParagraphFont" style:family="text">
      <style:text-properties style:font-name="Times New Roman" fo:font-size="13pt" style:font-size-asian="13pt" style:font-size-complex="13pt"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Standard" style:family="paragraph">
      <style:paragraph-properties fo:text-align="center" fo:margin-top="0.0597in" fo:margin-bottom="0.0597in" fo:background-color="#FFFFFE"/>
    </style:style>
    <style:style style:name="T327" style:parent-style-name="DefaultParagraphFont" style:family="text">
      <style:text-properties style:font-name="Times New Roman" fo:font-size="13pt" style:font-size-asian="13pt" style:font-size-complex="13pt"/>
    </style:style>
    <style:style style:name="T328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329" style:parent-style-name="DefaultParagraphFont" style:family="text">
      <style:text-properties style:font-name="Times New Roman" fo:font-size="13pt" style:font-size-asian="13pt" style:font-size-complex="13pt"/>
    </style:style>
    <style:style style:name="T330" style:parent-style-name="DefaultParagraphFont" style:family="text">
      <style:text-properties style:font-name="Times New Roman" fo:font-size="13pt" style:font-size-asian="13pt" style:font-size-complex="13pt"/>
    </style:style>
    <style:style style:name="TableCell3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2" style:parent-style-name="Standard" style:family="paragraph">
      <style:paragraph-properties fo:text-align="center" fo:margin-top="0.0597in" fo:margin-bottom="0.0597in" fo:background-color="#FFFFFE"/>
      <style:text-properties style:font-name="Times New Roman" fo:color="#000000" fo:font-size="13pt" style:font-size-asian="13pt" style:font-size-complex="13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Standard" style:family="paragraph">
      <style:paragraph-properties fo:text-align="center" fo:margin-top="0.0597in" fo:margin-bottom="0.0597in"/>
    </style:style>
    <style:style style:name="T336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text-align="justify" fo:margin-top="0.0597in" fo:margin-bottom="0.0597in"/>
    </style:style>
    <style:style style:name="T339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340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341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342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343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344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345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346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Standard" style:family="paragraph">
      <style:paragraph-properties fo:text-align="center" fo:margin-top="0.0597in" fo:margin-bottom="0.0597in" fo:background-color="#FFFFFE"/>
    </style:style>
    <style:style style:name="T349" style:parent-style-name="DefaultParagraphFont" style:family="text">
      <style:text-properties style:font-name="Times New Roman" fo:font-size="13pt" style:font-size-asian="13pt" style:font-size-complex="13pt"/>
    </style:style>
    <style:style style:name="T350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351" style:parent-style-name="DefaultParagraphFont" style:family="text">
      <style:text-properties style:font-name="Times New Roman" fo:font-size="13pt" style:font-size-asian="13pt" style:font-size-complex="13pt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Standard" style:family="paragraph">
      <style:paragraph-properties fo:text-align="center" fo:margin-top="0.0597in" fo:margin-bottom="0.0597in" fo:background-color="#FFFFFE"/>
    </style:style>
    <style:style style:name="T354" style:parent-style-name="DefaultParagraphFont" style:family="text">
      <style:text-properties style:font-name="Times New Roman" fo:font-size="13pt" style:font-size-asian="13pt" style:font-size-complex="13pt"/>
    </style:style>
    <style:style style:name="T355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356" style:parent-style-name="DefaultParagraphFont" style:family="text">
      <style:text-properties style:font-name="Times New Roman" fo:font-size="13pt" style:font-size-asian="13pt" style:font-size-complex="13pt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Standard" style:family="paragraph">
      <style:paragraph-properties fo:text-align="center" fo:margin-top="0.0597in" fo:margin-bottom="0.0597in"/>
      <style:text-properties style:font-name="Times New Roman" style:font-weight-complex="bold" fo:color="#000000" fo:font-size="13pt" style:font-size-asian="13pt" style:font-size-complex="13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Standard" style:family="paragraph">
      <style:paragraph-properties fo:text-align="center" fo:margin-top="0.0597in" fo:margin-bottom="0.0597in"/>
    </style:style>
    <style:style style:name="T362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text-align="justify" fo:margin-top="0.0597in" fo:margin-bottom="0.0597in"/>
    </style:style>
    <style:style style:name="T365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366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367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ableCell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9" style:parent-style-name="Standard" style:family="paragraph">
      <style:paragraph-properties fo:text-align="center" fo:margin-top="0.0597in" fo:margin-bottom="0.0597in" fo:background-color="#FFFFFE"/>
    </style:style>
    <style:style style:name="T370" style:parent-style-name="DefaultParagraphFont" style:family="text">
      <style:text-properties style:font-name="Times New Roman" fo:font-size="13pt" style:font-size-asian="13pt" style:font-size-complex="13pt"/>
    </style:style>
    <style:style style:name="T371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372" style:parent-style-name="DefaultParagraphFont" style:family="text">
      <style:text-properties style:font-name="Times New Roman" fo:font-size="13pt" style:font-size-asian="13pt" style:font-size-complex="13pt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Standard" style:family="paragraph">
      <style:paragraph-properties fo:text-align="center" fo:margin-top="0.0597in" fo:margin-bottom="0.0597in" fo:background-color="#FFFFFE"/>
    </style:style>
    <style:style style:name="T375" style:parent-style-name="DefaultParagraphFont" style:family="text">
      <style:text-properties style:font-name="Times New Roman" fo:font-size="13pt" style:font-size-asian="13pt" style:font-size-complex="13pt"/>
    </style:style>
    <style:style style:name="T376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377" style:parent-style-name="DefaultParagraphFont" style:family="text">
      <style:text-properties style:font-name="Times New Roman" fo:font-size="13pt" style:font-size-asian="13pt" style:font-size-complex="13pt"/>
    </style:style>
    <style:style style:name="TableCell3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9" style:parent-style-name="Standard" style:family="paragraph">
      <style:paragraph-properties fo:text-align="center" fo:margin-top="0.0597in" fo:margin-bottom="0.0597in"/>
      <style:text-properties style:font-name="Times New Roman" style:font-weight-complex="bold" fo:color="#000000" fo:font-size="13pt" style:font-size-asian="13pt" style:font-size-complex="13p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Standard" style:family="paragraph">
      <style:paragraph-properties fo:text-align="center" fo:margin-top="0.0597in" fo:margin-bottom="0.0597in"/>
    </style:style>
    <style:style style:name="T383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text-align="justify" fo:margin-top="0.0597in" fo:margin-bottom="0.0597in"/>
    </style:style>
    <style:style style:name="T386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387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388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389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390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ableCell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2" style:parent-style-name="Standard" style:family="paragraph">
      <style:paragraph-properties fo:text-align="center" fo:margin-top="0.0597in" fo:margin-bottom="0.0597in" fo:background-color="#FFFFFE"/>
    </style:style>
    <style:style style:name="T393" style:parent-style-name="DefaultParagraphFont" style:family="text">
      <style:text-properties style:font-name="Times New Roman" fo:font-size="13pt" style:font-size-asian="13pt" style:font-size-complex="13pt"/>
    </style:style>
    <style:style style:name="T394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395" style:parent-style-name="DefaultParagraphFont" style:family="text">
      <style:text-properties style:font-name="Times New Roman" fo:font-size="13pt" style:font-size-asian="13pt" style:font-size-complex="13pt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Standard" style:family="paragraph">
      <style:paragraph-properties fo:text-align="center" fo:margin-top="0.0597in" fo:margin-bottom="0.0597in" fo:background-color="#FFFFFE"/>
    </style:style>
    <style:style style:name="T398" style:parent-style-name="DefaultParagraphFont" style:family="text">
      <style:text-properties style:font-name="Times New Roman" fo:font-size="13pt" style:font-size-asian="13pt" style:font-size-complex="13pt"/>
    </style:style>
    <style:style style:name="T399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400" style:parent-style-name="DefaultParagraphFont" style:family="text">
      <style:text-properties style:font-name="Times New Roman" fo:font-size="13pt" style:font-size-asian="13pt" style:font-size-complex="13pt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Standard" style:family="paragraph">
      <style:paragraph-properties fo:text-align="center" fo:margin-top="0.0597in" fo:margin-bottom="0.0597in"/>
      <style:text-properties style:font-name="Times New Roman" style:font-weight-complex="bold" fo:color="#000000" fo:font-size="13pt" style:font-size-asian="13pt" style:font-size-complex="13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5" style:parent-style-name="Standard" style:family="paragraph">
      <style:paragraph-properties fo:text-align="center" fo:margin-top="0.0597in" fo:margin-bottom="0.0597in"/>
    </style:style>
    <style:style style:name="T406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text-align="justify" fo:margin-top="0.0597in" fo:margin-bottom="0.0597in"/>
    </style:style>
    <style:style style:name="T409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410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411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412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413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Standard" style:family="paragraph">
      <style:paragraph-properties fo:text-align="center" fo:margin-top="0.0597in" fo:margin-bottom="0.0597in" fo:background-color="#FFFFFE"/>
    </style:style>
    <style:style style:name="T416" style:parent-style-name="DefaultParagraphFont" style:family="text">
      <style:text-properties style:font-name="Times New Roman" fo:font-size="13pt" style:font-size-asian="13pt" style:font-size-complex="13pt"/>
    </style:style>
    <style:style style:name="T417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418" style:parent-style-name="DefaultParagraphFont" style:family="text">
      <style:text-properties style:font-name="Times New Roman" fo:font-size="13pt" style:font-size-asian="13pt" style:font-size-complex="13pt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Standard" style:family="paragraph">
      <style:paragraph-properties fo:text-align="center" fo:margin-top="0.0597in" fo:margin-bottom="0.0597in" fo:background-color="#FFFFFE"/>
    </style:style>
    <style:style style:name="T421" style:parent-style-name="DefaultParagraphFont" style:family="text">
      <style:text-properties style:font-name="Times New Roman" fo:font-size="13pt" style:font-size-asian="13pt" style:font-size-complex="13pt"/>
    </style:style>
    <style:style style:name="T422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423" style:parent-style-name="DefaultParagraphFont" style:family="text">
      <style:text-properties style:font-name="Times New Roman" fo:font-size="13pt" style:font-size-asian="13pt" style:font-size-complex="13pt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Standard" style:family="paragraph">
      <style:paragraph-properties fo:text-align="center" fo:margin-top="0.0597in" fo:margin-bottom="0.0597in"/>
      <style:text-properties style:font-name="Times New Roman" style:font-weight-complex="bold" fo:color="#000000" fo:font-size="13pt" style:font-size-asian="13pt" style:font-size-complex="13p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8" style:parent-style-name="Standard" style:family="paragraph">
      <style:paragraph-properties fo:text-align="center" fo:margin-top="0.0597in" fo:margin-bottom="0.0597in"/>
    </style:style>
    <style:style style:name="T429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text-align="justify" fo:margin-top="0.0597in" fo:margin-bottom="0.0597in"/>
    </style:style>
    <style:style style:name="T432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ableCell4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4" style:parent-style-name="Standard" style:family="paragraph">
      <style:paragraph-properties fo:text-align="center" fo:margin-top="0.0597in" fo:margin-bottom="0.0597in" fo:background-color="#FFFFFE"/>
    </style:style>
    <style:style style:name="T435" style:parent-style-name="DefaultParagraphFont" style:family="text">
      <style:text-properties style:font-name="Times New Roman" fo:font-size="13pt" style:font-size-asian="13pt" style:font-size-complex="13pt"/>
    </style:style>
    <style:style style:name="T436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437" style:parent-style-name="DefaultParagraphFont" style:family="text">
      <style:text-properties style:font-name="Times New Roman" fo:font-size="13pt" style:font-size-asian="13pt" style:font-size-complex="13pt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Standard" style:family="paragraph">
      <style:paragraph-properties fo:text-align="center" fo:margin-top="0.0597in" fo:margin-bottom="0.0597in" fo:background-color="#FFFFFE"/>
    </style:style>
    <style:style style:name="T440" style:parent-style-name="DefaultParagraphFont" style:family="text">
      <style:text-properties style:font-name="Times New Roman" fo:font-size="13pt" style:font-size-asian="13pt" style:font-size-complex="13pt"/>
    </style:style>
    <style:style style:name="T441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442" style:parent-style-name="DefaultParagraphFont" style:family="text">
      <style:text-properties style:font-name="Times New Roman" fo:font-size="13pt" style:font-size-asian="13pt" style:font-size-complex="13pt"/>
    </style:style>
    <style:style style:name="TableCell4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4" style:parent-style-name="Standard" style:family="paragraph">
      <style:paragraph-properties fo:text-align="center" fo:margin-top="0.0597in" fo:margin-bottom="0.0597in"/>
      <style:text-properties style:font-name="Times New Roman" style:font-weight-complex="bold" fo:color="#000000" fo:font-size="13pt" style:font-size-asian="13pt" style:font-size-complex="13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7" style:parent-style-name="Standard" style:family="paragraph">
      <style:paragraph-properties fo:text-align="center" fo:margin-top="0.0597in" fo:margin-bottom="0.0597in"/>
    </style:style>
    <style:style style:name="T448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text-align="justify" fo:margin-top="0.0597in" fo:margin-bottom="0.0597in"/>
    </style:style>
    <style:style style:name="T451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452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453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Standard" style:family="paragraph">
      <style:paragraph-properties fo:text-align="center" fo:margin-top="0.0597in" fo:margin-bottom="0.0597in" fo:background-color="#FFFFFE"/>
    </style:style>
    <style:style style:name="T456" style:parent-style-name="DefaultParagraphFont" style:family="text">
      <style:text-properties style:font-name="Times New Roman" fo:font-size="13pt" style:font-size-asian="13pt" style:font-size-complex="13pt"/>
    </style:style>
    <style:style style:name="T457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458" style:parent-style-name="DefaultParagraphFont" style:family="text">
      <style:text-properties style:font-name="Times New Roman" fo:font-size="13pt" style:font-size-asian="13pt" style:font-size-complex="13pt"/>
    </style:style>
    <style:style style:name="TableCell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0" style:parent-style-name="Standard" style:family="paragraph">
      <style:paragraph-properties fo:text-align="center" fo:margin-top="0.0597in" fo:margin-bottom="0.0597in" fo:background-color="#FFFFFE"/>
    </style:style>
    <style:style style:name="T461" style:parent-style-name="DefaultParagraphFont" style:family="text">
      <style:text-properties style:font-name="Times New Roman" fo:font-size="13pt" style:font-size-asian="13pt" style:font-size-complex="13pt"/>
    </style:style>
    <style:style style:name="T462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463" style:parent-style-name="DefaultParagraphFont" style:family="text">
      <style:text-properties style:font-name="Times New Roman" fo:font-size="13pt" style:font-size-asian="13pt" style:font-size-complex="13pt"/>
    </style:style>
    <style:style style:name="TableCell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5" style:parent-style-name="Standard" style:family="paragraph">
      <style:paragraph-properties fo:text-align="center" fo:margin-top="0.0597in" fo:margin-bottom="0.0597in"/>
      <style:text-properties style:font-name="Times New Roman" style:font-weight-complex="bold" fo:color="#000000" fo:font-size="13pt" style:font-size-asian="13pt" style:font-size-complex="13pt"/>
    </style:style>
    <style:style style:name="P466" style:parent-style-name="Standard" style:family="paragraph">
      <style:paragraph-properties fo:text-align="justify" fo:margin-top="0.0597in" fo:margin-bottom="0.0597in"/>
    </style:style>
    <style:style style:name="T467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468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469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470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471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472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473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474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475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476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477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478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479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480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481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482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483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P484" style:parent-style-name="Standard" style:family="paragraph">
      <style:paragraph-properties fo:margin-top="0.0597in" fo:margin-bottom="0.0597in" fo:background-color="#FFFFFE"/>
    </style:style>
    <style:style style:name="T485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486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487" style:parent-style-name="DefaultParagraphFont" style:family="text">
      <style:text-properties style:font-name="Times New Roman" fo:font-size="13pt" style:font-size-asian="13pt" style:font-size-complex="13pt"/>
    </style:style>
    <style:style style:name="T488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489" style:parent-style-name="DefaultParagraphFont" style:family="text">
      <style:text-properties style:font-name="Times New Roman" fo:font-size="13pt" style:font-size-asian="13pt" style:font-size-complex="13pt"/>
    </style:style>
    <style:style style:name="T490" style:parent-style-name="DefaultParagraphFont" style:family="text">
      <style:text-properties style:font-name="Segoe UI Symbol" style:font-name-complex="Segoe UI Symbol" fo:font-size="13pt" style:font-size-asian="13pt" style:font-size-complex="13pt"/>
    </style:style>
    <style:style style:name="T491" style:parent-style-name="DefaultParagraphFont" style:family="text">
      <style:text-properties style:font-name="Times New Roman" fo:font-size="13pt" style:font-size-asian="13pt" style:font-size-complex="13pt"/>
    </style:style>
    <style:style style:name="T492" style:parent-style-name="DefaultParagraphFont" style:family="text">
      <style:text-properties style:font-name="Segoe UI Symbol" style:font-name-complex="Segoe UI Symbol" fo:font-size="13pt" style:font-size-asian="13pt" style:font-size-complex="13pt"/>
    </style:style>
    <style:style style:name="T493" style:parent-style-name="DefaultParagraphFont" style:family="text">
      <style:text-properties style:font-name="Times New Roman" fo:font-size="13pt" style:font-size-asian="13pt" style:font-size-complex="13pt"/>
    </style:style>
    <style:style style:name="P494" style:parent-style-name="Standard" style:family="paragraph">
      <style:paragraph-properties fo:margin-top="0.0597in" fo:margin-bottom="0.0597in" fo:background-color="#FFFFFE"/>
    </style:style>
    <style:style style:name="T495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496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497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498" style:parent-style-name="DefaultParagraphFont" style:family="text">
      <style:text-properties style:font-name="Times New Roman" fo:font-size="13pt" style:font-size-asian="13pt" style:font-size-complex="13pt"/>
    </style:style>
    <style:style style:name="T499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500" style:parent-style-name="DefaultParagraphFont" style:family="text">
      <style:text-properties style:font-name="Times New Roman" fo:font-size="13pt" style:font-size-asian="13pt" style:font-size-complex="13pt"/>
    </style:style>
    <style:style style:name="T501" style:parent-style-name="DefaultParagraphFont" style:family="text">
      <style:text-properties style:font-name="Segoe UI Symbol" style:font-name-complex="Segoe UI Symbol" fo:font-size="13pt" style:font-size-asian="13pt" style:font-size-complex="13pt"/>
    </style:style>
    <style:style style:name="T502" style:parent-style-name="DefaultParagraphFont" style:family="text">
      <style:text-properties style:font-name="Times New Roman" fo:font-size="13pt" style:font-size-asian="13pt" style:font-size-complex="13pt"/>
    </style:style>
    <style:style style:name="T503" style:parent-style-name="DefaultParagraphFont" style:family="text">
      <style:text-properties style:font-name="Segoe UI Symbol" style:font-name-complex="Segoe UI Symbol" fo:font-size="13pt" style:font-size-asian="13pt" style:font-size-complex="13pt"/>
    </style:style>
    <style:style style:name="T504" style:parent-style-name="DefaultParagraphFont" style:family="text">
      <style:text-properties style:font-name="Times New Roman" fo:font-size="13pt" style:font-size-asian="13pt" style:font-size-complex="13pt"/>
    </style:style>
    <style:style style:name="P505" style:parent-style-name="Standard" style:family="paragraph">
      <style:paragraph-properties fo:margin-top="0.0597in" fo:margin-bottom="0.0597in" fo:background-color="#FFFFFE"/>
    </style:style>
    <style:style style:name="T506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507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508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509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510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511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512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513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514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515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516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P517" style:parent-style-name="Standard" style:family="paragraph">
      <style:paragraph-properties fo:margin-top="0.0597in" fo:margin-bottom="0.0597in" fo:background-color="#FFFFFE"/>
    </style:style>
    <style:style style:name="T518" style:parent-style-name="DefaultParagraphFont" style:family="text">
      <style:text-properties style:font-name="Times New Roman CE" style:font-name-complex="Times New Roman CE" fo:font-size="13pt" style:font-size-asian="13pt" style:font-size-complex="13pt" fo:language="pt" fo:country="BR"/>
    </style:style>
    <style:style style:name="T519" style:parent-style-name="DefaultParagraphFont" style:family="text">
      <style:text-properties style:font-name="Times New Roman CE" style:font-name-complex="Times New Roman CE" fo:font-size="13pt" style:font-size-asian="13pt" style:font-size-complex="13pt" fo:language="pt" fo:country="BR"/>
    </style:style>
    <style:style style:name="T520" style:parent-style-name="DefaultParagraphFont" style:family="text">
      <style:text-properties style:font-name="Times New Roman CE" style:font-name-complex="Times New Roman CE" fo:font-size="13pt" style:font-size-asian="13pt" style:font-size-complex="13pt" fo:language="pt" fo:country="BR"/>
    </style:style>
    <style:style style:name="T521" style:parent-style-name="DefaultParagraphFont" style:family="text">
      <style:text-properties style:font-name="Times New Roman CE" style:font-name-complex="Times New Roman CE" fo:font-size="13pt" style:font-size-asian="13pt" style:font-size-complex="13pt" fo:language="pt" fo:country="BR"/>
    </style:style>
    <style:style style:name="T522" style:parent-style-name="DefaultParagraphFont" style:family="text">
      <style:text-properties style:font-name="Times New Roman CE" style:font-name-complex="Times New Roman CE" fo:font-size="13pt" style:font-size-asian="13pt" style:font-size-complex="13pt" fo:language="pt" fo:country="BR"/>
    </style:style>
    <style:style style:name="T523" style:parent-style-name="DefaultParagraphFont" style:family="text">
      <style:text-properties style:font-name="Times New Roman CE" style:font-name-complex="Times New Roman CE" fo:font-size="13pt" style:font-size-asian="13pt" style:font-size-complex="13pt" fo:language="pt" fo:country="BR"/>
    </style:style>
    <style:style style:name="T524" style:parent-style-name="DefaultParagraphFont" style:family="text">
      <style:text-properties style:font-name="Times New Roman CE" style:font-name-complex="Times New Roman CE" fo:font-size="13pt" style:font-size-asian="13pt" style:font-size-complex="13pt" fo:language="pt" fo:country="BR"/>
    </style:style>
    <style:style style:name="T525" style:parent-style-name="DefaultParagraphFont" style:family="text">
      <style:text-properties style:font-name="Times New Roman CE" style:font-name-complex="Times New Roman CE" fo:font-size="13pt" style:font-size-asian="13pt" style:font-size-complex="13pt" fo:language="pt" fo:country="BR"/>
    </style:style>
    <style:style style:name="T526" style:parent-style-name="DefaultParagraphFont" style:family="text">
      <style:text-properties style:font-name="Times New Roman CE" style:font-name-complex="Times New Roman CE" fo:font-size="13pt" style:font-size-asian="13pt" style:font-size-complex="13pt" fo:language="pt" fo:country="BR"/>
    </style:style>
    <style:style style:name="T527" style:parent-style-name="DefaultParagraphFont" style:family="text">
      <style:text-properties style:font-name="Times New Roman CE" style:font-name-complex="Times New Roman CE" fo:font-size="13pt" style:font-size-asian="13pt" style:font-size-complex="13pt" fo:language="pt" fo:country="BR"/>
    </style:style>
    <style:style style:name="T528" style:parent-style-name="DefaultParagraphFont" style:family="text">
      <style:text-properties style:font-name="Times New Roman CE" style:font-name-complex="Times New Roman CE" fo:font-size="13pt" style:font-size-asian="13pt" style:font-size-complex="13pt" fo:language="pt" fo:country="BR"/>
    </style:style>
    <style:style style:name="T529" style:parent-style-name="DefaultParagraphFont" style:family="text">
      <style:text-properties style:font-name="Times New Roman" fo:font-size="13pt" style:font-size-asian="13pt" style:font-size-complex="13pt" fo:language="pt" fo:country="BR"/>
    </style:style>
    <style:style style:name="T530" style:parent-style-name="DefaultParagraphFont" style:family="text">
      <style:text-properties style:font-name="Times New Roman" fo:font-size="13pt" style:font-size-asian="13pt" style:font-size-complex="13pt" fo:language="pt" fo:country="BR"/>
    </style:style>
    <style:style style:name="T531" style:parent-style-name="DefaultParagraphFont" style:family="text">
      <style:text-properties style:font-name="Times New Roman" fo:font-size="13pt" style:font-size-asian="13pt" style:font-size-complex="13pt" fo:language="pt" fo:country="BR"/>
    </style:style>
    <style:style style:name="T532" style:parent-style-name="DefaultParagraphFont" style:family="text">
      <style:text-properties style:font-name="Times New Roman" fo:font-size="13pt" style:font-size-asian="13pt" style:font-size-complex="13pt" fo:language="pt" fo:country="BR"/>
    </style:style>
    <style:style style:name="T533" style:parent-style-name="DefaultParagraphFont" style:family="text">
      <style:text-properties style:font-name="Times New Roman" fo:font-size="13pt" style:font-size-asian="13pt" style:font-size-complex="13pt" fo:language="pt" fo:country="BR"/>
    </style:style>
    <style:style style:name="T534" style:parent-style-name="DefaultParagraphFont" style:family="text">
      <style:text-properties style:font-name="Times New Roman" fo:font-size="13pt" style:font-size-asian="13pt" style:font-size-complex="13pt" fo:language="pt" fo:country="BR"/>
    </style:style>
    <style:style style:name="T535" style:parent-style-name="DefaultParagraphFont" style:family="text">
      <style:text-properties style:font-name="Times New Roman" fo:font-size="13pt" style:font-size-asian="13pt" style:font-size-complex="13pt" fo:language="pt" fo:country="BR"/>
    </style:style>
    <style:style style:name="T536" style:parent-style-name="DefaultParagraphFont" style:family="text">
      <style:text-properties style:font-name="Times New Roman" fo:font-size="13pt" style:font-size-asian="13pt" style:font-size-complex="13pt" fo:language="pt" fo:country="BR"/>
    </style:style>
    <style:style style:name="T537" style:parent-style-name="DefaultParagraphFont" style:family="text">
      <style:text-properties style:font-name="Times New Roman" fo:font-size="13pt" style:font-size-asian="13pt" style:font-size-complex="13pt" fo:language="pt" fo:country="BR"/>
    </style:style>
    <style:style style:name="T538" style:parent-style-name="DefaultParagraphFont" style:family="text">
      <style:text-properties style:font-name="Times New Roman" fo:font-size="13pt" style:font-size-asian="13pt" style:font-size-complex="13pt" fo:language="pt" fo:country="BR"/>
    </style:style>
    <style:style style:name="T539" style:parent-style-name="DefaultParagraphFont" style:family="text">
      <style:text-properties style:font-name="Times New Roman (Vietnamese)" style:font-name-complex="Times New Roman (Vietnamese)" fo:font-size="13pt" style:font-size-asian="13pt" style:font-size-complex="13pt" fo:language="pt" fo:country="BR"/>
    </style:style>
    <style:style style:name="T540" style:parent-style-name="DefaultParagraphFont" style:family="text">
      <style:text-properties style:font-name="Times New Roman" fo:font-size="13pt" style:font-size-asian="13pt" style:font-size-complex="13pt" fo:language="pt" fo:country="BR"/>
    </style:style>
    <style:style style:name="T541" style:parent-style-name="DefaultParagraphFont" style:family="text">
      <style:text-properties style:font-name="Times New Roman" style:font-weight-complex="bold" fo:color="#000000" fo:font-size="13pt" style:font-size-asian="13pt" style:font-size-complex="13pt"/>
    </style:style>
    <style:style style:name="T542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543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P544" style:parent-style-name="Standard" style:family="paragraph">
      <style:paragraph-properties fo:text-align="justify" fo:margin-top="0.0597in" fo:margin-bottom="0.0597in"/>
    </style:style>
    <style:style style:name="T545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 fo:language="pt" fo:country="BR"/>
    </style:style>
    <style:style style:name="T546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 fo:language="pt" fo:country="BR"/>
    </style:style>
    <style:style style:name="T547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 fo:language="pt" fo:country="BR"/>
    </style:style>
    <style:style style:name="T548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 fo:language="pt" fo:country="BR"/>
    </style:style>
    <style:style style:name="T549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 fo:language="pt" fo:country="BR"/>
    </style:style>
    <style:style style:name="T550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 fo:language="pt" fo:country="BR"/>
    </style:style>
    <style:style style:name="T551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552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553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554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555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556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557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558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559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560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561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562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563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ableColumn565" style:family="table-column">
      <style:table-column-properties style:column-width="3.3222in" style:use-optimal-column-width="false"/>
    </style:style>
    <style:style style:name="TableColumn566" style:family="table-column">
      <style:table-column-properties style:column-width="3.3152in" style:use-optimal-column-width="false"/>
    </style:style>
    <style:style style:name="Table564" style:family="table">
      <style:table-properties style:width="6.6375in" fo:margin-left="-0.075in" table:align="left"/>
    </style:style>
    <style:style style:name="TableRow567" style:family="table-row">
      <style:table-row-properties style:min-row-height="0.0909in" style:use-optimal-row-height="false"/>
    </style:style>
    <style:style style:name="TableCell568" style:family="table-cell">
      <style:table-cell-properties fo:border="none" style:writing-mode="lr-tb" fo:padding-top="0in" fo:padding-left="0.075in" fo:padding-bottom="0in" fo:padding-right="0.075in"/>
    </style:style>
    <style:style style:name="P569" style:parent-style-name="Standard" style:family="paragraph">
      <style:paragraph-properties fo:text-align="justify" fo:margin-top="0.0597in" fo:margin-bottom="0.0597in"/>
      <style:text-properties style:font-name="Times New Roman" fo:font-style="italic" style:font-style-asian="italic" fo:color="#000000" fo:font-size="13pt" style:font-size-asian="13pt" style:font-size-complex="13pt" fo:language="pt" fo:country="BR"/>
    </style:style>
    <style:style style:name="TableCell570" style:family="table-cell">
      <style:table-cell-properties fo:border="none" style:writing-mode="lr-tb" fo:padding-top="0in" fo:padding-left="0.075in" fo:padding-bottom="0in" fo:padding-right="0.075in"/>
    </style:style>
    <style:style style:name="P571" style:parent-style-name="Standard" style:family="paragraph">
      <style:paragraph-properties fo:text-align="center" fo:margin-top="0.0597in" fo:margin-bottom="0.0597in"/>
    </style:style>
    <style:style style:name="T572" style:parent-style-name="DefaultParagraphFont" style:family="text">
      <style:text-properties style:font-name="Times New Roman (Vietnamese)" style:font-name-complex="Times New Roman (Vietnamese)" fo:font-style="italic" style:font-style-asian="italic" fo:color="#000000" fo:font-size="13pt" style:font-size-asian="13pt" style:font-size-complex="13pt"/>
    </style:style>
    <style:style style:name="TableRow573" style:family="table-row">
      <style:table-row-properties style:min-row-height="0.9in" style:use-optimal-row-height="false"/>
    </style:style>
    <style:style style:name="TableCell574" style:family="table-cell">
      <style:table-cell-properties fo:border="none" style:writing-mode="lr-tb" fo:padding-top="0in" fo:padding-left="0.075in" fo:padding-bottom="0in" fo:padding-right="0.075in"/>
    </style:style>
    <style:style style:name="P575" style:parent-style-name="Standard" style:family="paragraph">
      <style:paragraph-properties fo:text-align="center" fo:margin-top="0.0597in" fo:margin-bottom="0.0597in"/>
      <style:text-properties style:font-name="Times New Roman" fo:font-style="italic" style:font-style-asian="italic" fo:color="#000000" fo:font-size="13pt" style:font-size-asian="13pt" style:font-size-complex="13pt" fo:language="pt" fo:country="BR"/>
    </style:style>
    <style:style style:name="TableCell576" style:family="table-cell">
      <style:table-cell-properties fo:border="none" style:writing-mode="lr-tb" fo:padding-top="0in" fo:padding-left="0.075in" fo:padding-bottom="0in" fo:padding-right="0.075in"/>
    </style:style>
    <style:style style:name="P577" style:parent-style-name="Standard" style:family="paragraph">
      <style:paragraph-properties fo:text-align="center" fo:margin-top="0.0597in" fo:margin-bottom="0.0597in"/>
    </style:style>
    <style:style style:name="T578" style:parent-style-name="DefaultParagraphFont" style:family="text">
      <style:text-properties style:font-name="Times New Roman (Vietnamese)" style:font-name-complex="Times New Roman (Vietnamese)" fo:font-weight="bold" style:font-weight-asian="bold" fo:color="#000000" fo:font-size="13pt" style:font-size-asian="13pt" style:font-size-complex="13pt" fo:language="pt" fo:country="BR"/>
    </style:style>
    <style:style style:name="T579" style:parent-style-name="DefaultParagraphFont" style:family="text">
      <style:text-properties style:font-name="Times New Roman (Vietnamese)" style:font-name-complex="Times New Roman (Vietnamese)" fo:font-weight="bold" style:font-weight-asian="bold" fo:color="#000000" fo:font-size="13pt" style:font-size-asian="13pt" style:font-size-complex="13pt" fo:language="pt" fo:country="BR"/>
    </style:style>
    <style:style style:name="T580" style:parent-style-name="DefaultParagraphFont" style:family="text">
      <style:text-properties style:font-name="Times New Roman (Vietnamese)" style:font-name-complex="Times New Roman (Vietnamese)" fo:font-weight="bold" style:font-weight-asian="bold" fo:color="#000000" fo:font-size="13pt" style:font-size-asian="13pt" style:font-size-complex="13pt" fo:language="pt" fo:country="BR"/>
    </style:style>
    <style:style style:name="T581" style:parent-style-name="DefaultParagraphFont" style:family="text">
      <style:text-properties style:font-name="Times New Roman (Vietnamese)" style:font-name-complex="Times New Roman (Vietnamese)" fo:font-weight="bold" style:font-weight-asian="bold" fo:color="#000000" fo:font-size="13pt" style:font-size-asian="13pt" style:font-size-complex="13pt" fo:language="pt" fo:country="BR"/>
    </style:style>
    <style:style style:name="T582" style:parent-style-name="DefaultParagraphFont" style:family="text">
      <style:text-properties style:font-name="Times New Roman (Vietnamese)" style:font-name-complex="Times New Roman (Vietnamese)" fo:font-weight="bold" style:font-weight-asian="bold" fo:color="#000000" fo:font-size="13pt" style:font-size-asian="13pt" style:font-size-complex="13pt" fo:language="pt" fo:country="BR"/>
    </style:style>
    <style:style style:name="T583" style:parent-style-name="DefaultParagraphFont" style:family="text">
      <style:text-properties style:font-name="Times New Roman (Vietnamese)" style:font-name-complex="Times New Roman (Vietnamese)" fo:font-weight="bold" style:font-weight-asian="bold" fo:color="#000000" fo:font-size="13pt" style:font-size-asian="13pt" style:font-size-complex="13pt" fo:language="pt" fo:country="BR"/>
    </style:style>
    <style:style style:name="T584" style:parent-style-name="DefaultParagraphFont" style:family="text">
      <style:text-properties style:font-name="Times New Roman (Vietnamese)" style:font-name-complex="Times New Roman (Vietnamese)" fo:font-weight="bold" style:font-weight-asian="bold" fo:color="#000000" fo:font-size="13pt" style:font-size-asian="13pt" style:font-size-complex="13pt" fo:language="pt" fo:country="BR"/>
    </style:style>
    <style:style style:name="T585" style:parent-style-name="DefaultParagraphFont" style:family="text">
      <style:text-properties style:font-name="Times New Roman (Vietnamese)" style:font-name-complex="Times New Roman (Vietnamese)" fo:font-weight="bold" style:font-weight-asian="bold" fo:color="#000000" fo:font-size="13pt" style:font-size-asian="13pt" style:font-size-complex="13pt" fo:language="pt" fo:country="BR"/>
    </style:style>
    <style:style style:name="T586" style:parent-style-name="DefaultParagraphFont" style:family="text">
      <style:text-properties style:font-name="Times New Roman (Vietnamese)" style:font-name-complex="Times New Roman (Vietnamese)" fo:font-weight="bold" style:font-weight-asian="bold" fo:color="#000000" fo:font-size="13pt" style:font-size-asian="13pt" style:font-size-complex="13pt" fo:language="pt" fo:country="BR"/>
    </style:style>
    <style:style style:name="T587" style:parent-style-name="DefaultParagraphFont" style:family="text">
      <style:text-properties style:font-name="Times New Roman (Vietnamese)" style:font-name-complex="Times New Roman (Vietnamese)" fo:font-weight="bold" style:font-weight-asian="bold" fo:color="#000000" fo:font-size="13pt" style:font-size-asian="13pt" style:font-size-complex="13pt" fo:language="pt" fo:country="BR"/>
    </style:style>
    <style:style style:name="T588" style:parent-style-name="DefaultParagraphFont" style:family="text">
      <style:text-properties style:font-name="Times New Roman (Vietnamese)" style:font-name-complex="Times New Roman (Vietnamese)" fo:font-weight="bold" style:font-weight-asian="bold" fo:color="#000000" fo:font-size="13pt" style:font-size-asian="13pt" style:font-size-complex="13pt" fo:language="pt" fo:country="BR"/>
    </style:style>
    <style:style style:name="P589" style:parent-style-name="Standard" style:family="paragraph">
      <style:paragraph-properties fo:text-align="center" fo:margin-top="0.0597in" fo:margin-bottom="0.0597in"/>
    </style:style>
    <style:style style:name="T590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 fo:language="pt" fo:country="BR"/>
    </style:style>
    <style:style style:name="T591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 fo:language="pt" fo:country="BR"/>
    </style:style>
    <style:style style:name="T592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 fo:language="pt" fo:country="BR"/>
    </style:style>
    <style:style style:name="T593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 fo:language="pt" fo:country="BR"/>
    </style:style>
    <style:style style:name="T594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 fo:language="pt" fo:country="BR"/>
    </style:style>
    <style:style style:name="T595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 fo:language="pt" fo:country="BR"/>
    </style:style>
    <style:style style:name="T596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 fo:language="pt" fo:country="BR"/>
    </style:style>
    <style:style style:name="T597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 fo:language="pt" fo:country="BR"/>
    </style:style>
    <style:style style:name="T598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 fo:language="pt" fo:country="BR"/>
    </style:style>
    <style:style style:name="T599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 fo:language="pt" fo:country="BR"/>
    </style:style>
    <style:style style:name="T600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 fo:language="pt" fo:country="BR"/>
    </style:style>
    <style:style style:name="P601" style:parent-style-name="Standard" style:family="paragraph">
      <style:paragraph-properties fo:text-align="center" fo:margin-top="0.0597in" fo:margin-bottom="0.0597in"/>
    </style:style>
    <style:style style:name="T602" style:parent-style-name="DefaultParagraphFont" style:family="text">
      <style:text-properties style:font-name="Times New Roman" fo:font-style="italic" style:font-style-asian="italic" fo:color="#000000" fo:font-size="13pt" style:font-size-asian="13pt" style:font-size-complex="13pt" fo:language="pt" fo:country="BR"/>
    </style:style>
    <style:style style:name="T603" style:parent-style-name="DefaultParagraphFont" style:family="text">
      <style:text-properties style:font-name="Times New Roman" fo:font-style="italic" style:font-style-asian="italic" fo:color="#000000" fo:font-size="13pt" style:font-size-asian="13pt" style:font-size-complex="13pt" fo:language="pt" fo:country="BR"/>
    </style:style>
    <style:style style:name="T604" style:parent-style-name="DefaultParagraphFont" style:family="text">
      <style:text-properties style:font-name="Times New Roman" fo:font-style="italic" style:font-style-asian="italic" fo:color="#000000" fo:font-size="13pt" style:font-size-asian="13pt" style:font-size-complex="13pt" fo:language="pt" fo:country="BR"/>
    </style:style>
    <style:style style:name="T605" style:parent-style-name="DefaultParagraphFont" style:family="text">
      <style:text-properties style:font-name="Times New Roman" fo:font-style="italic" style:font-style-asian="italic" fo:color="#000000" fo:font-size="13pt" style:font-size-asian="13pt" style:font-size-complex="13pt" fo:language="pt" fo:country="BR"/>
    </style:style>
    <style:style style:name="P606" style:parent-style-name="Standard" style:family="paragraph">
      <style:paragraph-properties fo:text-align="center" fo:margin-top="0.0597in" fo:margin-bottom="0.0597in"/>
      <style:text-properties style:font-name="Times New Roman" fo:font-style="italic" style:font-style-asian="italic" fo:color="#000000" fo:font-size="13pt" style:font-size-asian="13pt" style:font-size-complex="13pt" fo:language="pt" fo:country="BR"/>
    </style:style>
    <style:style style:name="P607" style:parent-style-name="Standard" style:family="paragraph">
      <style:paragraph-properties fo:text-align="center" fo:margin-top="0.0597in" fo:margin-bottom="0.0597in"/>
      <style:text-properties style:font-name="Times New Roman" fo:font-style="italic" style:font-style-asian="italic" fo:color="#000000" fo:font-size="13pt" style:font-size-asian="13pt" style:font-size-complex="13pt" fo:language="pt" fo:country="BR"/>
    </style:style>
    <style:style style:name="P608" style:parent-style-name="Standard" style:family="paragraph">
      <style:paragraph-properties fo:margin-top="0.0597in" fo:margin-bottom="0.0597in"/>
      <style:text-properties style:font-name="Times New Roman" fo:font-style="italic" style:font-style-asian="italic" fo:color="#000000" fo:font-size="13pt" style:font-size-asian="13pt" style:font-size-complex="13pt" fo:language="pt" fo:country="BR"/>
    </style:style>
    <style:style style:name="P609" style:parent-style-name="Standard" style:family="paragraph">
      <style:paragraph-properties fo:text-align="justify" fo:margin-top="0.0597in" fo:margin-bottom="0.0597in"/>
    </style:style>
    <style:style style:name="T610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 fo:language="pt" fo:country="BR"/>
    </style:style>
    <style:style style:name="T611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 fo:language="pt" fo:country="BR"/>
    </style:style>
    <style:style style:name="T612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 fo:language="pt" fo:country="BR"/>
    </style:style>
    <style:style style:name="T613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 fo:language="pt" fo:country="BR"/>
    </style:style>
    <style:style style:name="T614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 fo:language="pt" fo:country="BR"/>
    </style:style>
    <style:style style:name="P615" style:parent-style-name="Standard" style:family="paragraph">
      <style:paragraph-properties fo:margin-top="0.0597in" fo:margin-bottom="0.0597in" fo:text-indent="0.5in" fo:background-color="#FFFFFE"/>
    </style:style>
    <style:style style:name="T616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17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18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19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620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21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622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623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624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625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626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627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28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629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30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631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632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P633" style:parent-style-name="Standard" style:family="paragraph">
      <style:paragraph-properties fo:margin-top="0.0597in" fo:margin-bottom="0.0597in" fo:text-indent="0.5in" fo:background-color="#FFFFFE"/>
    </style:style>
    <style:style style:name="T634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35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36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37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638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39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40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41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42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643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644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645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646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47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648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49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650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P651" style:parent-style-name="Standard" style:family="paragraph">
      <style:paragraph-properties fo:margin-top="0.0597in" fo:margin-bottom="0.0597in" fo:text-indent="0.5in" fo:background-color="#FFFFFE"/>
    </style:style>
    <style:style style:name="T652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653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654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655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656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657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658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659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660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 fo:language="vi" fo:country="VN"/>
    </style:style>
    <style:style style:name="T661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 fo:language="vi" fo:country="VN"/>
    </style:style>
    <style:style style:name="T662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 fo:language="vi" fo:country="VN"/>
    </style:style>
    <style:style style:name="T663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 fo:language="vi" fo:country="VN"/>
    </style:style>
    <style:style style:name="T664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665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66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667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68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669" style:parent-style-name="DefaultParagraphFont" style:family="text">
      <style:text-properties style:font-name="Times New Roman" fo:color="#000000" style:text-position="super 65.3%" fo:font-size="13pt" style:font-size-asian="13pt" style:font-size-complex="13pt" fo:language="vi" fo:country="VN"/>
    </style:style>
    <style:style style:name="T670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P671" style:parent-style-name="Standard" style:family="paragraph">
      <style:paragraph-properties fo:margin-top="0.0597in" fo:margin-bottom="0.0597in" fo:text-indent="0.5in" fo:background-color="#FFFFFE"/>
    </style:style>
    <style:style style:name="T672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73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74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75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76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77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78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679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680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81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82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83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84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685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686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687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688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689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90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691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92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93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694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695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696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P697" style:parent-style-name="Standard" style:family="paragraph">
      <style:paragraph-properties fo:margin-top="0.0597in" fo:margin-bottom="0.0597in" fo:background-color="#FFFFFE"/>
    </style:style>
    <style:style style:name="T698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699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700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701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702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703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704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705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706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P707" style:parent-style-name="Standard" style:family="paragraph">
      <style:paragraph-properties fo:text-align="justify" fo:margin-top="0.0597in" fo:margin-bottom="0.0597in"/>
    </style:style>
    <style:style style:name="T708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 fo:language="pt" fo:country="BR"/>
    </style:style>
    <style:style style:name="TableColumn710" style:family="table-column">
      <style:table-column-properties style:column-width="4.8243in" style:use-optimal-column-width="false"/>
    </style:style>
    <style:style style:name="TableColumn711" style:family="table-column">
      <style:table-column-properties style:column-width="2.1687in" style:use-optimal-column-width="false"/>
    </style:style>
    <style:style style:name="Table709" style:family="table">
      <style:table-properties style:width="6.993in" fo:margin-left="-0.0715in" table:align="left"/>
    </style:style>
    <style:style style:name="TableRow712" style:family="table-row">
      <style:table-row-properties style:min-row-height="0.4118in" style:use-optimal-row-height="false"/>
    </style:style>
    <style:style style:name="TableCell713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14" style:parent-style-name="Standard" style:family="paragraph">
      <style:paragraph-properties fo:margin-top="0.0597in" fo:margin-bottom="0.0597in"/>
      <style:text-properties style:font-name="Times New Roman" fo:font-weight="bold" style:font-weight-asian="bold" style:font-weight-complex="bold" fo:color="#000000" fo:font-size="13pt" style:font-size-asian="13pt" style:font-size-complex="13pt" fo:language="it" fo:country="IT"/>
    </style:style>
    <style:style style:name="TableCell715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16" style:parent-style-name="Standard" style:family="paragraph">
      <style:paragraph-properties fo:text-align="center" fo:margin-top="0.0597in" fo:margin-bottom="0.0597in"/>
      <style:text-properties style:font-name="Times New Roman" fo:font-weight="bold" style:font-weight-asian="bold" style:font-weight-complex="bold" fo:color="#000000" fo:font-size="13pt" style:font-size-asian="13pt" style:font-size-complex="13pt" fo:language="it" fo:country="IT"/>
    </style:style>
    <style:style style:name="TableRow717" style:family="table-row">
      <style:table-row-properties style:min-row-height="0.6805in" style:use-optimal-row-height="false"/>
    </style:style>
    <style:style style:name="TableCell718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19" style:parent-style-name="Standard" style:family="paragraph">
      <style:paragraph-properties fo:margin-top="0.0597in" fo:margin-bottom="0.0597in"/>
    </style:style>
    <style:style style:name="T720" style:parent-style-name="DefaultParagraphFont" style:family="text">
      <style:text-properties style:font-name="Times New Roman" fo:font-weight="bold" style:font-weight-asian="bold" style:font-weight-complex="bold" fo:color="#000000" fo:font-size="13pt" style:font-size-asian="13pt" style:font-size-complex="13pt" fo:language="it" fo:country="IT"/>
    </style:style>
    <style:style style:name="P721" style:parent-style-name="Standard" style:family="paragraph">
      <style:paragraph-properties fo:margin-top="0.0597in" fo:margin-bottom="0.0597in" fo:background-color="#FFFFFE"/>
    </style:style>
    <style:style style:name="T722" style:parent-style-name="DefaultParagraphFont" style:family="text">
      <style:text-properties style:font-name="Times New Roman" style:font-weight-complex="bold" fo:color="#000000" fo:font-size="13pt" style:font-size-asian="13pt" style:font-size-complex="13pt" fo:language="it" fo:country="IT"/>
    </style:style>
    <style:style style:name="T723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724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725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ableCell726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27" style:parent-style-name="Standard" style:family="paragraph">
      <style:paragraph-properties fo:text-align="center" fo:margin-top="0.0597in" fo:margin-bottom="0.0597in"/>
      <style:text-properties style:font-name="Times New Roman" fo:font-weight="bold" style:font-weight-asian="bold" style:font-weight-complex="bold" fo:color="#000000" fo:font-size="13pt" style:font-size-asian="13pt" style:font-size-complex="13pt" fo:language="it" fo:country="IT"/>
    </style:style>
    <style:style style:name="P728" style:parent-style-name="Standard" style:family="paragraph">
      <style:paragraph-properties fo:text-align="center" fo:margin-top="0.0597in" fo:margin-bottom="0.0597in"/>
      <style:text-properties style:font-name="Times New Roman" style:font-weight-complex="bold" fo:color="#000000" fo:font-size="13pt" style:font-size-asian="13pt" style:font-size-complex="13pt" fo:language="it" fo:country="IT"/>
    </style:style>
    <style:style style:name="TableRow729" style:family="table-row">
      <style:table-row-properties style:min-row-height="0.4368in" style:use-optimal-row-height="false"/>
    </style:style>
    <style:style style:name="TableCell73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31" style:parent-style-name="Standard" style:family="paragraph">
      <style:paragraph-properties fo:margin-top="0.0597in" fo:margin-bottom="0.0597in"/>
      <style:text-properties style:font-name="Times New Roman" style:font-weight-complex="bold" fo:color="#000000" fo:font-size="13pt" style:font-size-asian="13pt" style:font-size-complex="13pt" fo:language="it" fo:country="IT"/>
    </style:style>
    <style:style style:name="TableCell73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33" style:parent-style-name="Standard" style:family="paragraph">
      <style:paragraph-properties fo:text-align="center" fo:margin-top="0.0597in" fo:margin-bottom="0.0597in"/>
      <style:text-properties style:font-name="Times New Roman" style:font-weight-complex="bold" fo:color="#000000" fo:font-size="13pt" style:font-size-asian="13pt" style:font-size-complex="13pt" fo:language="it" fo:country="IT"/>
    </style:style>
    <style:style style:name="TableRow734" style:family="table-row">
      <style:table-row-properties style:min-row-height="0.4368in" style:use-optimal-row-height="false"/>
    </style:style>
    <style:style style:name="TableCell73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36" style:parent-style-name="Standard" style:family="paragraph">
      <style:paragraph-properties fo:margin-top="0.0597in" fo:margin-bottom="0.0597in"/>
      <style:text-properties style:font-name="Times New Roman" style:font-weight-complex="bold" fo:color="#000000" fo:font-size="13pt" style:font-size-asian="13pt" style:font-size-complex="13pt" fo:language="it" fo:country="IT"/>
    </style:style>
    <style:style style:name="TableCell73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38" style:parent-style-name="Standard" style:family="paragraph">
      <style:paragraph-properties fo:text-align="center" fo:margin-top="0.0597in" fo:margin-bottom="0.0597in"/>
      <style:text-properties style:font-name="Times New Roman" style:font-weight-complex="bold" fo:color="#000000" fo:font-size="13pt" style:font-size-asian="13pt" style:font-size-complex="13pt" fo:language="it" fo:country="IT"/>
    </style:style>
    <style:style style:name="TableRow739" style:family="table-row">
      <style:table-row-properties style:min-row-height="0.4305in" style:use-optimal-row-height="false"/>
    </style:style>
    <style:style style:name="TableCell74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41" style:parent-style-name="Standard" style:family="paragraph">
      <style:paragraph-properties fo:margin-top="0.0597in" fo:margin-bottom="0.0597in"/>
      <style:text-properties style:font-name="Times New Roman" style:font-weight-complex="bold" fo:color="#000000" fo:font-size="13pt" style:font-size-asian="13pt" style:font-size-complex="13pt" fo:language="it" fo:country="IT"/>
    </style:style>
    <style:style style:name="TableCell74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43" style:parent-style-name="Standard" style:family="paragraph">
      <style:paragraph-properties fo:text-align="center" fo:margin-top="0.0597in" fo:margin-bottom="0.0597in"/>
      <style:text-properties style:font-name="Times New Roman" style:font-weight-complex="bold" fo:color="#000000" fo:font-size="13pt" style:font-size-asian="13pt" style:font-size-complex="13pt" fo:language="it" fo:country="IT"/>
    </style:style>
    <style:style style:name="TableRow744" style:family="table-row">
      <style:table-row-properties style:min-row-height="0.343in" style:use-optimal-row-height="false"/>
    </style:style>
    <style:style style:name="TableCell74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46" style:parent-style-name="Standard" style:family="paragraph">
      <style:paragraph-properties fo:margin-top="0.0597in" fo:margin-bottom="0.0597in"/>
      <style:text-properties style:font-name="Times New Roman" style:font-weight-complex="bold" fo:color="#000000" fo:font-size="13pt" style:font-size-asian="13pt" style:font-size-complex="13pt" fo:language="it" fo:country="IT"/>
    </style:style>
    <style:style style:name="TableCell74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48" style:parent-style-name="Standard" style:family="paragraph">
      <style:paragraph-properties fo:text-align="center" fo:margin-top="0.0597in" fo:margin-bottom="0.0597in"/>
      <style:text-properties style:font-name="Times New Roman" style:font-weight-complex="bold" fo:color="#000000" fo:font-size="13pt" style:font-size-asian="13pt" style:font-size-complex="13pt" fo:language="it" fo:country="IT"/>
    </style:style>
    <style:style style:name="TableRow749" style:family="table-row">
      <style:table-row-properties style:min-row-height="0.6055in" style:use-optimal-row-height="false"/>
    </style:style>
    <style:style style:name="TableCell75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51" style:parent-style-name="Standard" style:family="paragraph">
      <style:paragraph-properties fo:margin-top="0.0597in" fo:margin-bottom="0.0597in"/>
    </style:style>
    <style:style style:name="T752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T753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754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755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756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ableCell75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58" style:parent-style-name="Standard" style:family="paragraph">
      <style:paragraph-properties fo:text-align="center" fo:margin-top="0.0597in" fo:margin-bottom="0.0597in"/>
      <style:text-properties style:font-name="Times New Roman" style:font-weight-complex="bold" fo:color="#000000" fo:font-size="13pt" style:font-size-asian="13pt" style:font-size-complex="13pt" fo:language="it" fo:country="IT"/>
    </style:style>
    <style:style style:name="TableRow759" style:family="table-row">
      <style:table-row-properties style:min-row-height="0.6055in" style:use-optimal-row-height="false"/>
    </style:style>
    <style:style style:name="TableCell7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61" style:parent-style-name="Standard" style:family="paragraph">
      <style:paragraph-properties fo:margin-top="0.0597in" fo:margin-bottom="0.0597in"/>
    </style:style>
    <style:style style:name="T762" style:parent-style-name="DefaultParagraphFont" style:family="text">
      <style:text-properties style:font-name="Times New Roman" fo:font-weight="bold" style:font-weight-asian="bold" fo:color="#000000" fo:font-size="13pt" style:font-size-asian="13pt" style:font-size-complex="13pt" fo:language="it" fo:country="IT"/>
    </style:style>
    <style:style style:name="P763" style:parent-style-name="Standard" style:family="paragraph">
      <style:paragraph-properties fo:margin-top="0.0597in" fo:margin-bottom="0.0597in" fo:background-color="#FFFFFE"/>
    </style:style>
    <style:style style:name="T764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T765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T766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T767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768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769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770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P771" style:parent-style-name="Standard" style:family="paragraph">
      <style:paragraph-properties fo:margin-top="0.0597in" fo:margin-bottom="0.0597in" fo:background-color="#FFFFFE"/>
    </style:style>
    <style:style style:name="T772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773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774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775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776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777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778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T779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780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781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P782" style:parent-style-name="Standard" style:family="paragraph">
      <style:paragraph-properties fo:margin-top="0.0597in" fo:margin-bottom="0.0597in" fo:background-color="#FFFFFE"/>
    </style:style>
    <style:style style:name="T783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784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785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T786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T787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788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789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P790" style:parent-style-name="Standard" style:family="paragraph">
      <style:paragraph-properties fo:margin-top="0.0597in" fo:margin-bottom="0.0597in" fo:background-color="#FFFFFE"/>
    </style:style>
    <style:style style:name="T791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792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793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794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795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796" style:parent-style-name="DefaultParagraphFont" style:family="text">
      <style:text-properties style:font-name="Times New Roman" fo:color="#000000" fo:font-size="13pt" style:font-size-asian="13pt" style:font-size-complex="13pt" fo:language="vi" fo:country="VN"/>
    </style:style>
    <style:style style:name="T797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T798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799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800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801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P802" style:parent-style-name="Standard" style:family="paragraph">
      <style:paragraph-properties fo:margin-top="0.0597in" fo:margin-bottom="0.0597in" fo:background-color="#FFFFFE"/>
    </style:style>
    <style:style style:name="T803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T804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805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806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ableCell80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08" style:parent-style-name="Standard" style:family="paragraph">
      <style:paragraph-properties fo:text-align="center" fo:margin-top="0.0597in" fo:margin-bottom="0.0597in"/>
      <style:text-properties style:font-name="Times New Roman" style:font-weight-complex="bold" fo:color="#000000" fo:font-size="13pt" style:font-size-asian="13pt" style:font-size-complex="13pt" fo:language="it" fo:country="IT"/>
    </style:style>
    <style:style style:name="TableRow809" style:family="table-row">
      <style:table-row-properties style:min-row-height="0.6055in" style:use-optimal-row-height="false"/>
    </style:style>
    <style:style style:name="TableCell81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11" style:parent-style-name="Standard" style:family="paragraph">
      <style:paragraph-properties fo:margin-top="0.0597in" fo:margin-bottom="0.0597in"/>
    </style:style>
    <style:style style:name="T812" style:parent-style-name="DefaultParagraphFont" style:family="text">
      <style:text-properties style:font-name="Times New Roman" fo:font-weight="bold" style:font-weight-asian="bold" fo:color="#000000" fo:font-size="13pt" style:font-size-asian="13pt" style:font-size-complex="13pt" fo:language="it" fo:country="IT"/>
    </style:style>
    <style:style style:name="P813" style:parent-style-name="Standard" style:family="paragraph">
      <style:paragraph-properties fo:margin-top="0.0597in" fo:margin-bottom="0.0597in"/>
    </style:style>
    <style:style style:name="T814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P815" style:parent-style-name="Standard" style:family="paragraph">
      <style:paragraph-properties fo:margin-top="0.0597in" fo:margin-bottom="0.0597in" fo:background-color="#FFFFFE"/>
    </style:style>
    <style:style style:name="T816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 fo:language="it" fo:country="IT"/>
    </style:style>
    <style:style style:name="T817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T818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819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820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821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T822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T823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824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825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826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P827" style:parent-style-name="Standard" style:family="paragraph">
      <style:paragraph-properties fo:margin-top="0.0597in" fo:margin-bottom="0.0597in" fo:background-color="#FFFFFE"/>
    </style:style>
    <style:style style:name="T828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 fo:language="it" fo:country="IT"/>
    </style:style>
    <style:style style:name="T829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T830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831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832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833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T834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T835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836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837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838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P839" style:parent-style-name="Standard" style:family="paragraph">
      <style:paragraph-properties fo:margin-top="0.0597in" fo:margin-bottom="0.0597in" fo:background-color="#FFFFFE"/>
    </style:style>
    <style:style style:name="T840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T841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842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843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ableCell84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45" style:parent-style-name="Standard" style:family="paragraph">
      <style:paragraph-properties fo:margin-top="0.0597in" fo:margin-bottom="0.0597in"/>
      <style:text-properties style:font-name="Times New Roman" style:font-weight-complex="bold" fo:color="#000000" fo:font-size="13pt" style:font-size-asian="13pt" style:font-size-complex="13pt" fo:language="it" fo:country="IT"/>
    </style:style>
    <style:style style:name="P846" style:parent-style-name="Standard" style:family="paragraph">
      <style:paragraph-properties fo:text-align="center" fo:margin-top="0.0597in" fo:margin-bottom="0.0597in"/>
      <style:text-properties style:font-name="Times New Roman" style:font-weight-complex="bold" fo:color="#000000" fo:font-size="13pt" style:font-size-asian="13pt" style:font-size-complex="13pt" fo:language="it" fo:country="IT"/>
    </style:style>
    <style:style style:name="TableRow847" style:family="table-row">
      <style:table-row-properties style:min-row-height="0.6055in" style:use-optimal-row-height="false"/>
    </style:style>
    <style:style style:name="TableCell84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49" style:parent-style-name="Standard" style:family="paragraph">
      <style:paragraph-properties fo:margin-top="0.0597in" fo:margin-bottom="0.0597in"/>
    </style:style>
    <style:style style:name="T850" style:parent-style-name="DefaultParagraphFont" style:family="text">
      <style:text-properties style:font-name="Times New Roman (Vietnamese)" style:font-name-complex="Times New Roman (Vietnamese)" fo:font-weight="bold" style:font-weight-asian="bold" fo:color="#000000" fo:font-size="13pt" style:font-size-asian="13pt" style:font-size-complex="13pt" fo:language="it" fo:country="IT"/>
    </style:style>
    <style:style style:name="P851" style:parent-style-name="Standard" style:family="paragraph">
      <style:paragraph-properties fo:margin-top="0.0597in" fo:margin-bottom="0.0597in" fo:background-color="#FFFFFE"/>
    </style:style>
    <style:style style:name="T852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T853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T854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T855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856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857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P858" style:parent-style-name="Standard" style:family="paragraph">
      <style:paragraph-properties fo:margin-top="0.0597in" fo:margin-bottom="0.0597in" fo:background-color="#FFFFFE"/>
    </style:style>
    <style:style style:name="T859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T860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T861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T862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 fo:language="it" fo:country="IT"/>
    </style:style>
    <style:style style:name="T863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864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865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P866" style:parent-style-name="Standard" style:family="paragraph">
      <style:paragraph-properties fo:margin-top="0.0597in" fo:margin-bottom="0.0597in"/>
    </style:style>
    <style:style style:name="T867" style:parent-style-name="DefaultParagraphFont" style:family="text">
      <style:text-properties style:font-name="Times New Roman CE" style:font-name-complex="Times New Roman CE" fo:color="#000000" fo:font-size="13pt" style:font-size-asian="13pt" style:font-size-complex="13pt" fo:language="it" fo:country="IT"/>
    </style:style>
    <style:style style:name="T868" style:parent-style-name="DefaultParagraphFont" style:family="text">
      <style:text-properties style:font-name="Times New Roman" fo:color="#000000" fo:font-size="13pt" style:font-size-asian="13pt" style:font-size-complex="13pt" fo:language="it" fo:country="IT"/>
    </style:style>
    <style:style style:name="T869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870" style:parent-style-name="DefaultParagraphFont" style:family="text">
      <style:text-properties style:font-name="Times New Roman" fo:color="#A31515" fo:font-size="13pt" style:font-size-asian="13pt" style:font-size-complex="13pt"/>
    </style:style>
    <style:style style:name="T871" style:parent-style-name="DefaultParagraphFont" style:family="text">
      <style:text-properties style:font-name="Times New Roman" fo:color="#000000" fo:font-size="13pt" style:font-size-asian="13pt" style:font-size-complex="13pt" fo:language="pt" fo:country="BR"/>
    </style:style>
    <style:style style:name="TableCell87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73" style:parent-style-name="Standard" style:family="paragraph">
      <style:paragraph-properties fo:margin-top="0.0597in" fo:margin-bottom="0.0597in"/>
      <style:text-properties style:font-name="Times New Roman" style:font-weight-complex="bold" fo:color="#000000" fo:font-size="13pt" style:font-size-asian="13pt" style:font-size-complex="13pt" fo:language="it" fo:country="IT"/>
    </style:style>
    <style:style style:name="P874" style:parent-style-name="Standard" style:family="paragraph">
      <style:paragraph-properties fo:margin-top="0.0597in" fo:margin-bottom="0.0597i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S</text:span><text:span text:style-name="T9">Ở</text:span><text:span text:style-name="T10"><text:s/>Y T</text:span><text:span text:style-name="T11">Ế</text:span><text:span text:style-name="T12"><text:s/>T</text:span><text:span text:style-name="T13">Ỉ</text:span><text:span text:style-name="T14">NH HÒA BÌNH</text:span></text:p>
            <text:p text:style-name="P15"><text:span text:style-name="T16">BÊNH VIÊN ĐA KHOA T</text:span><text:span text:style-name="T17">Ỉ</text:span><text:span text:style-name="T18">NH</text:span></text:p>
            <text:p text:style-name="P19"><text:span text:style-name="T20">S</text:span><text:span text:style-name="T21">ố</text:span><text:span text:style-name="T22">: <text:s text:c="3"/>/GKSK-BVĐKTHB</text:span></text:p>
          </table:table-cell>
          <table:table-cell table:style-name="TableCell23">
            <text:p text:style-name="P24"><text:span text:style-name="T25">C</text:span><text:span text:style-name="T26">Ộ</text:span><text:span text:style-name="T27">NG HÒA XÃ H</text:span><text:span text:style-name="T28">Ộ</text:span><text:span text:style-name="T29">I CH</text:span><text:span text:style-name="T30">Ủ</text:span><text:span text:style-name="T31"><text:s/>NGHĨA VI</text:span><text:span text:style-name="T32">Ệ</text:span><text:span text:style-name="T33">T NAM</text:span></text:p>
            <text:p text:style-name="P34"><text:span text:style-name="T35">Đ</text:span><text:span text:style-name="T36">ộ</text:span><text:span text:style-name="T37">c l</text:span><text:span text:style-name="T38">ậ</text:span><text:span text:style-name="T39">p - T</text:span><text:span text:style-name="T40">ự</text:span><text:span text:style-name="T41"><text:s/>do - H</text:span><text:span text:style-name="T42">ạ</text:span><text:span text:style-name="T43">nh phúc</text:span></text:p>
            <text:p text:style-name="P44"/>
            <text:p text:style-name="P45"><text:span text:style-name="T46"><text:s text:c="19"/></text:span></text:p>
          </table:table-cell>
        </table:table-row>
      </table:table>
      <text:p text:style-name="P47"><text:span text:style-name="T48">GI</text:span><text:span text:style-name="T49">Ấ</text:span><text:span text:style-name="T50">Y KHÁM S</text:span><text:span text:style-name="T51">Ứ</text:span><text:span text:style-name="T52">C KH</text:span><text:span text:style-name="T53">Ỏ</text:span><text:span text:style-name="T54">E</text:span></text:p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><text:span text:style-name="T63">1. H</text:span><text:span text:style-name="T64">ọ</text:span><text:span text:style-name="T65"><text:s/>và<text:s/></text:span><text:span text:style-name="T66">tên: {d.hoten}</text:span></text:p>
            <text:p text:style-name="P67"><text:span text:style-name="T68">2. Gi</text:span><text:span text:style-name="T69">ớ</text:span><text:span text:style-name="T70">i tính:<text:s/></text:span><text:span text:style-name="T71">{d.gioitinh:ifEQ(1):show(</text:span><text:span text:style-name="T72">☑</text:span><text:span text:style-name="T73">):elseShow(</text:span><text:span text:style-name="T74">☐</text:span><text:span text:style-name="T75">)} Nam {d.gioitinh:ifEQ(2):show(</text:span><text:span text:style-name="T76">☐</text:span><text:span text:style-name="T77">):elseShow(</text:span><text:span text:style-name="T78">☑</text:span><text:span text:style-name="T79">)} N</text:span><text:span text:style-name="T80">ữ</text:span><text:span text:style-name="T81"><text:tab/></text:span><text:span text:style-name="T82"><text:tab/></text:span><text:span text:style-name="T83"><text:tab/></text:span><text:span text:style-name="T84"><text:tab/></text:span><text:span text:style-name="T85">Năm sinh</text:span><text:span text:style-name="T86">: {d.ngaysinh}</text:span></text:p>
            <text:p text:style-name="P87"><text:span text:style-name="T88">3.<text:s/></text:span><text:span text:style-name="T89">S</text:span><text:span text:style-name="T90">ố</text:span><text:span text:style-name="T91"><text:s/>CMND ho</text:span><text:span text:style-name="T92">ặ</text:span><text:span text:style-name="T93">c H</text:span><text:span text:style-name="T94">ộ</text:span><text:span text:style-name="T95"><text:s/>chi</text:span><text:span text:style-name="T96">ế</text:span><text:span text:style-name="T97">u:<text:s/></text:span><text:span text:style-name="T98"><text:tab/></text:span><text:span text:style-name="T99"><text:tab/></text:span><text:span text:style-name="T100"><text:tab/></text:span><text:span text:style-name="T101"><text:tab/>C</text:span><text:span text:style-name="T102">ấ</text:span><text:span text:style-name="T103">p ngày:</text:span></text:p>
            <text:p text:style-name="P104"><text:span text:style-name="T105">t</text:span><text:span text:style-name="T106">ạ</text:span><text:span text:style-name="T107">i:</text:span></text:p>
            <text:p text:style-name="P108"><text:span text:style-name="T109">4. H</text:span><text:span text:style-name="T110">ọ</text:span><text:span text:style-name="T111"><text:s/>tên b</text:span><text:span text:style-name="T112">ố</text:span><text:span text:style-name="T113"><text:s/>m</text:span><text:span text:style-name="T114">ẹ</text:span><text:span text:style-name="T115"><text:s/>ho</text:span><text:span text:style-name="T116">ặ</text:span><text:span text:style-name="T117">c ngư</text:span><text:span text:style-name="T118">ờ</text:span><text:span text:style-name="T119">i giám h</text:span><text:span text:style-name="T120">ộ</text:span><text:span text:style-name="T121">:</text:span></text:p>
            <text:p text:style-name="P122"><text:span text:style-name="T123">5. Ch</text:span><text:span text:style-name="T124">ỗ</text:span><text:span text:style-name="T125"><text:s/></text:span><text:span text:style-name="T126">ở</text:span><text:span text:style-name="T127"><text:s/>hi</text:span><text:span text:style-name="T128">ệ</text:span><text:span text:style-name="T129">n t</text:span><text:span text:style-name="T130">ạ</text:span><text:span text:style-name="T131">i</text:span></text:p>
          </table:table-cell>
        </table:table-row>
      </table:table>
      <text:p text:style-name="P132"><text:span text:style-name="T133">6. Lí do<text:s/></text:span><text:span text:style-name="T134">khám s</text:span><text:span text:style-name="T135">ứ</text:span><text:span text:style-name="T136">c kho</text:span><text:span text:style-name="T137">ẻ</text:span><text:span text:style-name="T138">: {d.</text:span><text:span text:style-name="T139">lydoksk</text:span><text:span text:style-name="T140">}</text:span></text:p>
      <text:p text:style-name="P141"><text:span text:style-name="T142">TI</text:span><text:span text:style-name="T143">Ề</text:span><text:span text:style-name="T144">N S</text:span><text:span text:style-name="T145">Ử</text:span><text:span text:style-name="T146"><text:s/>B</text:span><text:span text:style-name="T147">Ệ</text:span><text:span text:style-name="T148">NH T</text:span><text:span text:style-name="T149">Ậ</text:span><text:span text:style-name="T150">T</text:span></text:p>
      <text:p text:style-name="P151"><text:span text:style-name="T152">1. Ti</text:span><text:span text:style-name="T153">ề</text:span><text:span text:style-name="T154">n s</text:span><text:span text:style-name="T155">ử</text:span><text:span text:style-name="T156"><text:s/>gia đ</text:span><text:span text:style-name="T157">ình:</text:span></text:p>
      <text:p text:style-name="P158"><text:span text:style-name="T159">Có ai trong gia đ</text:span><text:span text:style-name="T160">ình (ông, bà, b</text:span><text:span text:style-name="T161">ố</text:span><text:span text:style-name="T162">, m</text:span><text:span text:style-name="T163">ẹ</text:span><text:span text:style-name="T164">, anh ch</text:span><text:span text:style-name="T165">ị</text:span><text:span text:style-name="T166"><text:s/>em) m</text:span><text:span text:style-name="T167">ắ</text:span><text:span text:style-name="T168">c các b</text:span><text:span text:style-name="T169">ệ</text:span><text:span text:style-name="T170">nh b</text:span><text:span text:style-name="T171">ẩ</text:span><text:span text:style-name="T172">m sinh ho</text:span><text:span text:style-name="T173">ặ</text:span><text:span text:style-name="T174">c b</text:span><text:span text:style-name="T175">ệ</text:span><text:span text:style-name="T176">nh truy</text:span><text:span text:style-name="T177">ề</text:span><text:span text:style-name="T178">n nhi</text:span><text:span text:style-name="T179">ễ</text:span><text:span text:style-name="T180">m: <text:s/></text:span></text:p>
      <text:p text:style-name="P181"><text:span text:style-name="T182">{d.tiensugd:ifEQ(true):show(</text:span><text:span text:style-name="T183">☐</text:span><text:span text:style-name="T184">):elseShow(</text:span><text:span text:style-name="T185">☑</text:span><text:span text:style-name="T186">)} Không {d.tiensugd:ifEQ(true):show(</text:span><text:span text:style-name="T187">☑</text:span><text:span text:style-name="T188">):elseShow(</text:span><text:span text:style-name="T189">☐</text:span><text:span text:style-name="T190">)} Có</text:span></text:p>
      <text:p text:style-name="P191"><text:span text:style-name="T192">N</text:span><text:span text:style-name="T193">ế</text:span><text:span text:style-name="T194">u “có”</text:span><text:span text:style-name="T195">, đ</text:span><text:span text:style-name="T196">ề</text:span><text:span text:style-name="T197"><text:s/>ngh</text:span><text:span text:style-name="T198">ị</text:span><text:span text:style-name="T199"><text:s/>ghi c</text:span><text:span text:style-name="T200">ụ</text:span><text:span text:style-name="T201"><text:s/>th</text:span><text:span text:style-name="T202">ể</text:span><text:span text:style-name="T203"><text:s/>tên b</text:span><text:span text:style-name="T204">ệ</text:span><text:span text:style-name="T205">nh:</text:span></text:p>
      <text:p text:style-name="P206"><text:bookmark-start text:name="_Hlk98158068"/><text:span text:style-name="T207">2. Ti</text:span><text:span text:style-name="T208">ề</text:span><text:span text:style-name="T209">n s</text:span><text:span text:style-name="T210">ử</text:span><text:span text:style-name="T211"><text:s/>b</text:span><text:span text:style-name="T212">ả</text:span><text:span text:style-name="T213">n thân:</text:span></text:p>
      <text:p text:style-name="P214"><text:span text:style-name="T215">a) S</text:span><text:span text:style-name="T216">ả</text:span><text:span text:style-name="T217">n khoa:</text:span></text:p>
      <text:p text:style-name="P218"><text:span text:style-name="T219">- Bình th</text:span><text:span text:style-name="T220">ư</text:span><text:span text:style-name="T221">ờ</text:span><text:span text:style-name="T222">ng:</text:span><text:span text:style-name="T223"><text:s/>{d.</text:span><text:span text:style-name="T224">tiensubanthan_san_bt</text:span><text:span text:style-name="T225">}</text:span></text:p>
      <text:p text:style-name="P226"><text:span text:style-name="T227">- Không bình th</text:span><text:span text:style-name="T228">ư</text:span><text:span text:style-name="T229">ờ</text:span><text:span text:style-name="T230">ng: <text:s/></text:span><text:span text:style-name="T231">Đ</text:span><text:span text:style-name="T232">ẻ</text:span><text:span text:style-name="T233"><text:s/>thi</text:span><text:span text:style-name="T234">ế</text:span><text:span text:style-name="T235">u tháng; Đ</text:span><text:span text:style-name="T236">ẻ</text:span><text:span text:style-name="T237"><text:s/>th</text:span><text:span text:style-name="T238">ừ</text:span><text:span text:style-name="T239">a tháng;<text:s/></text:span><text:span text:style-name="T240">Đ</text:span><text:span text:style-name="T241">ẻ</text:span><text:span text:style-name="T242"><text:s/>có can thi</text:span><text:span text:style-name="T243">ệ</text:span><text:span text:style-name="T244">p; Đ</text:span><text:span text:style-name="T245">ẻ</text:span><text:span text:style-name="T246"><text:s/>ng</text:span><text:span text:style-name="T247">ạ</text:span><text:span text:style-name="T248">t,<text:s/></text:span><text:span text:style-name="T249">M</text:span><text:span text:style-name="T250">ẹ</text:span><text:span text:style-name="T251"><text:s/>b</text:span><text:span text:style-name="T252">ị</text:span><text:span text:style-name="T253"><text:s/>b</text:span><text:span text:style-name="T254">ệ</text:span><text:span text:style-name="T255">nh trong th</text:span><text:span text:style-name="T256">ờ</text:span><text:span text:style-name="T257">i k</text:span><text:span text:style-name="T258">ỳ</text:span><text:span text:style-name="T259"><text:s/>mang thai (n</text:span><text:span text:style-name="T260">ế</text:span><text:span text:style-name="T261">u có c</text:span><text:span text:style-name="T262">ầ</text:span><text:span text:style-name="T263">n ghi rõ tên<text:s/></text:span><text:span text:style-name="T264">b</text:span><text:span text:style-name="T265">ệ</text:span><text:span text:style-name="T266">nh):<text:s/></text:span><text:span text:style-name="T267">{d.</text:span><text:span text:style-name="T268">tiensubanthan_san_kbt</text:span><text:span text:style-name="T269">}</text:span></text:p>
      <text:p text:style-name="P270"><text:bookmark-start text:name="_Hlk98158023"/><text:span text:style-name="T271">b) Tiêm ch</text:span><text:span text:style-name="T272">ủ</text:span><text:span text:style-name="T273">ng:</text:span></text:p>
      <table:table table:style-name="Table274">
        <table:table-columns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 table:number-rows-spanned="2">
            <text:p text:style-name="P282"><text:span text:style-name="T283">STT</text:span></text:p>
          </table:table-cell>
          <table:table-cell table:style-name="TableCell284" table:number-rows-spanned="2">
            <text:p text:style-name="P285"><text:span text:style-name="T286">Lo</text:span><text:span text:style-name="T287">ạ</text:span><text:span text:style-name="T288">i v</text:span><text:span text:style-name="T289">ắ</text:span><text:span text:style-name="T290">c xin</text:span></text:p>
          </table:table-cell>
          <table:table-cell table:style-name="TableCell291" table:number-columns-spanned="3">
            <text:p text:style-name="P292"><text:span text:style-name="T293">Tình tr</text:span><text:span text:style-name="T294">ạ</text:span><text:span text:style-name="T295">ng tiêm/u</text:span><text:span text:style-name="T296">ố</text:span><text:span text:style-name="T297">ng v</text:span><text:span text:style-name="T298">ắ</text:span><text:span text:style-name="T299">c xin</text:span></text:p>
          </table:table-cell>
          <table:covered-table-cell/>
          <table:covered-table-cell/>
        </table:table-row>
        <table:table-row table:style-name="TableRow300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01">
            <text:p text:style-name="P302"><text:span text:style-name="T303">Có</text:span></text:p>
          </table:table-cell>
          <table:table-cell table:style-name="TableCell304">
            <text:p text:style-name="P305"><text:span text:style-name="T306">Không</text:span></text:p>
          </table:table-cell>
          <table:table-cell table:style-name="TableCell307">
            <text:p text:style-name="P308"><text:span text:style-name="T309">Không nh</text:span><text:span text:style-name="T310">ớ</text:span><text:span text:style-name="T311"><text:s/>rõ</text:span></text:p>
          </table:table-cell>
        </table:table-row>
        <table:table-row table:style-name="TableRow312">
          <table:table-cell table:style-name="TableCell313">
            <text:p text:style-name="P314"><text:span text:style-name="T315">1</text:span></text:p>
          </table:table-cell>
          <table:table-cell table:style-name="TableCell316">
            <text:p text:style-name="P317"><text:span text:style-name="T318">BCG</text:span></text:p>
          </table:table-cell>
          <table:table-cell table:style-name="TableCell319">
            <text:p text:style-name="P320"><text:span text:style-name="T321">{d.</text:span><text:span text:style-name="T322">tiensubanthan_tc1</text:span><text:span text:style-name="T323">:ifEQ</text:span><text:soft-page-break/><text:span text:style-name="T324">(true):show(X):elseShow()}</text:span></text:p>
          </table:table-cell>
          <table:table-cell table:style-name="TableCell325">
            <text:p text:style-name="P326"><text:span text:style-name="T327">{d.</text:span><text:span text:style-name="T328">tiensubanthan_tc1</text:span><text:span text:style-name="T329">:ifEQ</text:span><text:soft-page-break/><text:span text:style-name="T330">(true):show():elseShow(X)}</text:span></text:p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<text:span text:style-name="T336">2</text:span></text:p>
          </table:table-cell>
          <table:table-cell table:style-name="TableCell337">
            <text:p text:style-name="P338"><text:span text:style-name="T339">B</text:span><text:span text:style-name="T340">ạ</text:span><text:span text:style-name="T341">ch h</text:span><text:span text:style-name="T342">ầ</text:span><text:span text:style-name="T343">u, ho gà, u</text:span><text:span text:style-name="T344">ố</text:span><text:span text:style-name="T345">n<text:s/></text:span><text:span text:style-name="T346">ván</text:span></text:p>
          </table:table-cell>
          <table:table-cell table:style-name="TableCell347">
            <text:p text:style-name="P348"><text:span text:style-name="T349">{d.</text:span><text:span text:style-name="T350">tiensubanthan_tc2</text:span><text:span text:style-name="T351">:ifEQ(true):show(X):elseShow()}</text:span></text:p>
          </table:table-cell>
          <table:table-cell table:style-name="TableCell352">
            <text:p text:style-name="P353"><text:span text:style-name="T354">{d.</text:span><text:span text:style-name="T355">tiensubanthan_tc2</text:span><text:span text:style-name="T356">:ifEQ(true):show():elseShow(X)}</text:span></text:p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><text:span text:style-name="T362">3</text:span></text:p>
          </table:table-cell>
          <table:table-cell table:style-name="TableCell363">
            <text:p text:style-name="P364"><text:span text:style-name="T365">S</text:span><text:span text:style-name="T366">ở</text:span><text:span text:style-name="T367">i</text:span></text:p>
          </table:table-cell>
          <table:table-cell table:style-name="TableCell368">
            <text:p text:style-name="P369"><text:span text:style-name="T370">{d.</text:span><text:span text:style-name="T371">tiensubanthan_tc3</text:span><text:span text:style-name="T372">:ifEQ(true):show(X):elseShow()}</text:span></text:p>
          </table:table-cell>
          <table:table-cell table:style-name="TableCell373">
            <text:p text:style-name="P374"><text:span text:style-name="T375">{d.</text:span><text:span text:style-name="T376">tiensubanthan_tc3</text:span><text:span text:style-name="T377">:ifEQ(true):show():elseShow(X)}</text:span></text:p>
          </table:table-cell>
          <table:table-cell table:style-name="TableCell378">
            <text:p text:style-name="P379"/>
          </table:table-cell>
        </table:table-row>
        <table:table-row table:style-name="TableRow380">
          <table:table-cell table:style-name="TableCell381">
            <text:p text:style-name="P382"><text:span text:style-name="T383">4</text:span></text:p>
          </table:table-cell>
          <table:table-cell table:style-name="TableCell384">
            <text:p text:style-name="P385"><text:span text:style-name="T386">B</text:span><text:span text:style-name="T387">ạ</text:span><text:span text:style-name="T388">i li</text:span><text:span text:style-name="T389">ệ</text:span><text:span text:style-name="T390">t</text:span></text:p>
          </table:table-cell>
          <table:table-cell table:style-name="TableCell391">
            <text:p text:style-name="P392"><text:span text:style-name="T393">{d.</text:span><text:span text:style-name="T394">tiensubanthan_tc4</text:span><text:span text:style-name="T395">:ifEQ(true):show(X):elseShow()}</text:span></text:p>
          </table:table-cell>
          <table:table-cell table:style-name="TableCell396">
            <text:p text:style-name="P397"><text:span text:style-name="T398">{d.</text:span><text:span text:style-name="T399">tiensubanthan_tc4</text:span><text:span text:style-name="T400">:ifEQ(true):show():elseShow(X)}</text:span></text:p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>
            <text:p text:style-name="P405"><text:span text:style-name="T406">5</text:span></text:p>
          </table:table-cell>
          <table:table-cell table:style-name="TableCell407">
            <text:p text:style-name="P408"><text:span text:style-name="T409">Viêm não Nh</text:span><text:span text:style-name="T410">ậ</text:span><text:span text:style-name="T411">t B</text:span><text:span text:style-name="T412">ả</text:span><text:span text:style-name="T413">n B</text:span></text:p>
          </table:table-cell>
          <table:table-cell table:style-name="TableCell414">
            <text:p text:style-name="P415"><text:span text:style-name="T416">{d.</text:span><text:span text:style-name="T417">tiensubanthan_tc5</text:span><text:span text:style-name="T418">:ifEQ(true):show(X):elseShow()}</text:span></text:p>
          </table:table-cell>
          <table:table-cell table:style-name="TableCell419">
            <text:p text:style-name="P420"><text:span text:style-name="T421">{d.</text:span><text:span text:style-name="T422">tiensubanthan_tc5</text:span><text:span text:style-name="T423">:ifEQ(true):show():elseShow(X)}</text:span></text:p>
          </table:table-cell>
          <table:table-cell table:style-name="TableCell424">
            <text:p text:style-name="P425"/>
          </table:table-cell>
        </table:table-row>
        <table:table-row table:style-name="TableRow426">
          <table:table-cell table:style-name="TableCell427">
            <text:p text:style-name="P428"><text:span text:style-name="T429">6</text:span></text:p>
          </table:table-cell>
          <table:table-cell table:style-name="TableCell430">
            <text:p text:style-name="P431"><text:span text:style-name="T432">Viêm gan B</text:span></text:p>
          </table:table-cell>
          <table:table-cell table:style-name="TableCell433">
            <text:p text:style-name="P434"><text:span text:style-name="T435">{d.</text:span><text:span text:style-name="T436">tiensubanthan_tc6</text:span><text:span text:style-name="T437">:ifEQ(true):show(X):elseShow()}</text:span></text:p>
          </table:table-cell>
          <table:table-cell table:style-name="TableCell438">
            <text:p text:style-name="P439"><text:span text:style-name="T440">{d.</text:span><text:span text:style-name="T441">tiensubanthan_tc6</text:span><text:span text:style-name="T442">:ifEQ(true):show():elseShow(X)}</text:span></text:p>
          </table:table-cell>
          <table:table-cell table:style-name="TableCell443">
            <text:p text:style-name="P444"/>
          </table:table-cell>
        </table:table-row>
        <table:table-row table:style-name="TableRow445">
          <table:table-cell table:style-name="TableCell446">
            <text:p text:style-name="P447"><text:span text:style-name="T448">7</text:span></text:p>
          </table:table-cell>
          <table:table-cell table:style-name="TableCell449">
            <text:p text:style-name="P450"><text:span text:style-name="T451">Các lo</text:span><text:span text:style-name="T452">ạ</text:span><text:span text:style-name="T453">i khác</text:span></text:p>
          </table:table-cell>
          <table:table-cell table:style-name="TableCell454">
            <text:p text:style-name="P455"><text:span text:style-name="T456">{d.</text:span><text:span text:style-name="T457">tiensubanthan_tc7</text:span><text:span text:style-name="T458">:ifEQ(true):show(X):elseShow()}</text:span></text:p>
          </table:table-cell>
          <table:table-cell table:style-name="TableCell459">
            <text:p text:style-name="P460"><text:span text:style-name="T461">{d.</text:span><text:span text:style-name="T462">tiensubanthan_tc7</text:span><text:span text:style-name="T463">:ifEQ(true):show():elseShow(X)}</text:span></text:p>
          </table:table-cell>
          <table:table-cell table:style-name="TableCell464">
            <text:p text:style-name="P465"/>
          </table:table-cell>
        </table:table-row>
      </table:table>
      <text:p text:style-name="P466"><text:span text:style-name="T467">c) Ti</text:span><text:span text:style-name="T468">ề</text:span><text:span text:style-name="T469">n s</text:span><text:span text:style-name="T470">ử</text:span><text:span text:style-name="T471"><text:s/>b</text:span><text:span text:style-name="T472">ệ</text:span><text:span text:style-name="T473">nh/t</text:span><text:span text:style-name="T474">ậ</text:span><text:span text:style-name="T475">t:<text:s/></text:span><text:span text:style-name="T476">(các b</text:span><text:span text:style-name="T477">ệ</text:span><text:span text:style-name="T478">nh b</text:span><text:span text:style-name="T479">ẩ</text:span><text:span text:style-name="T480">m sinh và<text:s/></text:span><text:span text:style-name="T481">mãn</text:span><text:span text:style-name="T482"><text:s/></text:span><text:span text:style-name="T483">tính)</text:span></text:p>
      <text:p text:style-name="P484"><text:span text:style-name="T485">- Không<text:s/></text:span><text:span text:style-name="T486"><text:tab/></text:span><text:span text:style-name="T487">{d.</text:span><text:span text:style-name="T488">tiensubanthan</text:span><text:span text:style-name="T489">:ifEQ(true):show(</text:span><text:span text:style-name="T490">☐</text:span><text:span text:style-name="T491">):elseShow(</text:span><text:span text:style-name="T492">☑</text:span><text:span text:style-name="T493">)}</text:span></text:p>
      <text:p text:style-name="P494"><text:span text:style-name="T495">- Có</text:span><text:span text:style-name="T496"><text:tab/></text:span><text:span text:style-name="T497"><text:tab/></text:span><text:span text:style-name="T498">{d.</text:span><text:span text:style-name="T499">tiensubanthan</text:span><text:span text:style-name="T500">:ifEQ(true):show(</text:span><text:span text:style-name="T501">☐</text:span><text:span text:style-name="T502">):elseShow(</text:span><text:span text:style-name="T503">☑</text:span><text:span text:style-name="T504">)}</text:span></text:p>
      <text:p text:style-name="P505"><text:span text:style-name="T506">N</text:span><text:span text:style-name="T507">ế</text:span><text:span text:style-name="T508">u “có”, ghi c</text:span><text:span text:style-name="T509">ụ</text:span><text:span text:style-name="T510"><text:s/>th</text:span><text:span text:style-name="T511">ể</text:span><text:span text:style-name="T512"><text:s/>tên b</text:span><text:span text:style-name="T513">ệ</text:span><text:span text:style-name="T514">nh: {d.</text:span><text:span text:style-name="T515">tiensubanthan_benh</text:span><text:span text:style-name="T516">}</text:span></text:p>
      <text:p text:style-name="P517"><text:span text:style-name="T518">d) Hi</text:span><text:span text:style-name="T519">ệ</text:span><text:span text:style-name="T520">n t</text:span><text:span text:style-name="T521">ạ</text:span><text:span text:style-name="T522">i có đang đi</text:span><text:span text:style-name="T523">ề</text:span><text:span text:style-name="T524">u tr</text:span><text:span text:style-name="T525">ị</text:span><text:span text:style-name="T526"><text:s/>b</text:span><text:span text:style-name="T527">ệ</text:span><text:span text:style-name="T528">nh g</text:span><text:span text:style-name="T529">ì không? <text:s/>N</text:span><text:span text:style-name="T530">ế</text:span><text:span text:style-name="T531">u có, ghi rõ tên b</text:span><text:span text:style-name="T532">ệ</text:span><text:span text:style-name="T533">nh và li</text:span><text:span text:style-name="T534">ệ</text:span><text:span text:style-name="T535">t kê các</text:span><text:span text:style-name="T536"><text:s/>thu</text:span><text:span text:style-name="T537">ố</text:span><text:span text:style-name="T538">c<text:s/></text:span><text:span text:style-name="T539">đang dùng:</text:span><text:span text:style-name="T540"><text:s/></text:span><text:span text:style-name="T541">{d.</text:span><text:span text:style-name="T542">tiensubanthan_hientai</text:span><text:span text:style-name="T543">}</text:span></text:p>
      <text:p text:style-name="P544"><text:span text:style-name="T545">Tôi xin cam đoan nh</text:span><text:span text:style-name="T546">ữ</text:span><text:span text:style-name="T547">ng đi</text:span><text:span text:style-name="T548">ề</text:span><text:span text:style-name="T549">u khai trên đây hoàn toàn đúng v</text:span><text:span text:style-name="T550">ớ</text:span><text:span text:style-name="T551">i s</text:span><text:span text:style-name="T552">ự</text:span><text:span text:style-name="T553"><text:s/>th</text:span><text:span text:style-name="T554">ậ</text:span><text:span text:style-name="T555">t theo s</text:span><text:span text:style-name="T556">ự</text:span><text:span text:style-name="T557"><text:s/>hi</text:span><text:span text:style-name="T558">ể</text:span><text:span text:style-name="T559">u bi</text:span><text:span text:style-name="T560">ế</text:span><text:span text:style-name="T561">t c</text:span><text:span text:style-name="T562">ủ</text:span><text:span text:style-name="T563">a tôi.</text:span></text:p>
      <table:table table:style-name="Table564">
        <table:table-columns>
          <table:table-column table:style-name="TableColumn565"/>
          <table:table-column table:style-name="TableColumn566"/>
        </table:table-columns>
        <table:table-row table:style-name="TableRow567">
          <table:table-cell table:style-name="TableCell568">
            <text:p text:style-name="P569"/>
          </table:table-cell>
          <table:table-cell table:style-name="TableCell570">
            <text:p text:style-name="P571"><text:span text:style-name="T572">................, ngày...tháng...năm...</text:span></text:p>
          </table:table-cell>
        </table:table-row>
        <table:table-row table:style-name="TableRow573">
          <table:table-cell table:style-name="TableCell574">
            <text:p text:style-name="P575"/>
          </table:table-cell>
          <table:table-cell table:style-name="TableCell576">
            <text:p text:style-name="P577"><text:span text:style-name="T578">Ngư</text:span><text:span text:style-name="T579">ờ</text:span><text:span text:style-name="T580">i đ</text:span><text:span text:style-name="T581">ề</text:span><text:span text:style-name="T582"><text:s/>ngh</text:span><text:span text:style-name="T583">ị</text:span><text:span text:style-name="T584"><text:s/>khám s</text:span><text:span text:style-name="T585">ứ</text:span><text:span text:style-name="T586">c kh</text:span><text:span text:style-name="T587">ỏ</text:span><text:span text:style-name="T588">e</text:span></text:p>
            <text:p text:style-name="P589"><text:span text:style-name="T590">(ho</text:span><text:span text:style-name="T591">ặ</text:span><text:span text:style-name="T592">c Cha/m</text:span><text:span text:style-name="T593">ẹ</text:span><text:span text:style-name="T594"><text:s/>ho</text:span><text:span text:style-name="T595">ặ</text:span><text:span text:style-name="T596">c ngư</text:span><text:span text:style-name="T597">ờ</text:span><text:span text:style-name="T598">i giám h</text:span><text:span text:style-name="T599">ộ</text:span><text:span text:style-name="T600">)</text:span></text:p>
            <text:p text:style-name="P601"><text:span text:style-name="T602">(Ký và ghi<text:s/></text:span><text:span text:style-name="T603">rõ h</text:span><text:span text:style-name="T604">ọ</text:span><text:span text:style-name="T605">, tên)</text:span></text:p>
            <text:p text:style-name="P606"/>
            <text:p text:style-name="P607"/>
            <text:p text:style-name="P608"/>
          </table:table-cell>
        </table:table-row>
      </table:table>
      <text:soft-page-break/>
      <text:p text:style-name="P609"><text:span text:style-name="T610">I. KHÁM TH</text:span><text:span text:style-name="T611">Ể</text:span><text:span text:style-name="T612"><text:s/>L</text:span><text:span text:style-name="T613">Ự</text:span><text:span text:style-name="T614">C <text:s/></text:span></text:p>
      <text:p text:style-name="P615"><text:span text:style-name="T616">Chi</text:span><text:span text:style-name="T617">ề</text:span><text:span text:style-name="T618">u cao: {d.</text:span><text:span text:style-name="T619">chieucao</text:span><text:span text:style-name="T620">} cm;</text:span><text:span text:style-name="T621"><text:tab/></text:span><text:span text:style-name="T622"><text:tab/></text:span><text:span text:style-name="T623"><text:tab/>M</text:span><text:span text:style-name="T624">ạ</text:span><text:span text:style-name="T625">ch</text:span><text:span text:style-name="T626">:<text:s/></text:span><text:span text:style-name="T627">{d.</text:span><text:span text:style-name="T628">mach</text:span><text:span text:style-name="T629">}<text:s/></text:span><text:span text:style-name="T630"><text:s/>l</text:span><text:span text:style-name="T631">ầ</text:span><text:span text:style-name="T632">n/phút;</text:span></text:p>
      <text:p text:style-name="P633"><text:span text:style-name="T634">Cân n</text:span><text:span text:style-name="T635">ặ</text:span><text:span text:style-name="T636">ng: {d.</text:span><text:span text:style-name="T637">cannang</text:span><text:span text:style-name="T638">} kg;</text:span><text:span text:style-name="T639"><text:tab/></text:span><text:span text:style-name="T640"><text:tab/></text:span><text:span text:style-name="T641"><text:tab/></text:span><text:span text:style-name="T642">Huy</text:span><text:span text:style-name="T643">ế</text:span><text:span text:style-name="T644">t áp</text:span><text:span text:style-name="T645">:<text:s/></text:span><text:span text:style-name="T646">{d.</text:span><text:span text:style-name="T647">huyetap</text:span><text:span text:style-name="T648">}<text:s/></text:span><text:span text:style-name="T649"><text:s/></text:span><text:span text:style-name="T650">mmHg;</text:span></text:p>
      <text:p text:style-name="P651"><text:span text:style-name="T652">Vòng ng</text:span><text:span text:style-name="T653">ự</text:span><text:span text:style-name="T654">c trung bình</text:span><text:span text:style-name="T655">: {d.</text:span><text:span text:style-name="T656">vongnguc</text:span><text:span text:style-name="T657">}<text:s/></text:span><text:span text:style-name="T658">cm;</text:span><text:span text:style-name="T659"><text:tab/></text:span><text:span text:style-name="T660">Nhi</text:span><text:span text:style-name="T661">ệ</text:span><text:span text:style-name="T662">t đ</text:span><text:span text:style-name="T663">ộ</text:span><text:span text:style-name="T664">:<text:s/></text:span><text:span text:style-name="T665">{d.</text:span><text:span text:style-name="T666">nhietdo</text:span><text:span text:style-name="T667">}<text:s/></text:span><text:span text:style-name="T668"><text:s/></text:span><text:span text:style-name="T669">0</text:span><text:span text:style-name="T670">C</text:span></text:p>
      <text:p text:style-name="P671"><text:span text:style-name="T672">Ch</text:span><text:span text:style-name="T673">ỉ</text:span><text:span text:style-name="T674"><text:s/>s</text:span><text:span text:style-name="T675">ố</text:span><text:span text:style-name="T676"><text:s/>BMI:</text:span><text:span text:style-name="T677"><text:tab/>{d.</text:span><text:span text:style-name="T678">bmi</text:span><text:span text:style-name="T679">}</text:span><text:span text:style-name="T680"><text:tab/></text:span><text:span text:style-name="T681"><text:tab/></text:span><text:span text:style-name="T682"><text:tab/></text:span><text:span text:style-name="T683"><text:tab/></text:span><text:span text:style-name="T684">Nh</text:span><text:span text:style-name="T685">ị</text:span><text:span text:style-name="T686">p th</text:span><text:span text:style-name="T687">ở</text:span><text:span text:style-name="T688">:<text:s/></text:span><text:span text:style-name="T689">{d.</text:span><text:span text:style-name="T690">nhiptho</text:span><text:span text:style-name="T691">}</text:span><text:span text:style-name="T692"><text:s/></text:span><text:span text:style-name="T693"><text:s/></text:span><text:span text:style-name="T694">l</text:span><text:span text:style-name="T695">ầ</text:span><text:span text:style-name="T696">n/phút;</text:span></text:p>
      <text:p text:style-name="P697"><text:span text:style-name="T698">Phân lo</text:span><text:span text:style-name="T699">ạ</text:span><text:span text:style-name="T700">i th</text:span><text:span text:style-name="T701">ể</text:span><text:span text:style-name="T702"><text:s/>l</text:span><text:span text:style-name="T703">ự</text:span><text:span text:style-name="T704">c: {d.</text:span><text:span text:style-name="T705">khamtheluc_kl</text:span><text:span text:style-name="T706">}</text:span></text:p>
      <text:p text:style-name="P707"><text:span text:style-name="T708">II. KHÁM LÂM SÀNG</text:span></text:p>
      <table:table table:style-name="Table709">
        <table:table-columns>
          <table:table-column table:style-name="TableColumn710"/>
          <table:table-column table:style-name="TableColumn711"/>
        </table:table-columns>
        <table:table-row table:style-name="TableRow712">
          <table:table-cell table:style-name="TableCell713">
            <text:p text:style-name="P714">Nội dung khám</text:p>
          </table:table-cell>
          <table:table-cell table:style-name="TableCell715">
            <text:p text:style-name="P716">Họ tên, chữ ký của Bác sĩ</text:p>
          </table:table-cell>
        </table:table-row>
        <table:table-row table:style-name="TableRow717">
          <table:table-cell table:style-name="TableCell718">
            <text:p text:style-name="P719"><text:span text:style-name="T720">1. Nhi khoa</text:span></text:p>
            <text:p text:style-name="P721"><text:span text:style-name="T722">a) Tuần hoàn:<text:s/></text:span><text:span text:style-name="T723">{d.</text:span><text:span text:style-name="T724">tuanhoan</text:span><text:span text:style-name="T725">}</text:span></text:p>
          </table:table-cell>
          <table:table-cell table:style-name="TableCell726">
            <text:p text:style-name="P727"/>
            <text:p text:style-name="P728">{d.tuanhoan_manv.tennv}</text:p>
          </table:table-cell>
        </table:table-row>
        <table:table-row table:style-name="TableRow729">
          <table:table-cell table:style-name="TableCell730">
            <text:p text:style-name="P731">b) Hô hấp: {d.hohap}</text:p>
          </table:table-cell>
          <table:table-cell table:style-name="TableCell732">
            <text:p text:style-name="P733">{d.hohap_manv.tennv}</text:p>
          </table:table-cell>
        </table:table-row>
        <table:table-row table:style-name="TableRow734">
          <table:table-cell table:style-name="TableCell735">
            <text:p text:style-name="P736">c) Tiêu hóa: {d.tieuhoa}</text:p>
          </table:table-cell>
          <table:table-cell table:style-name="TableCell737">
            <text:p text:style-name="P738">{d.tieuhoa_manv.tennv}</text:p>
          </table:table-cell>
        </table:table-row>
        <table:table-row table:style-name="TableRow739">
          <table:table-cell table:style-name="TableCell740">
            <text:p text:style-name="P741">d) Thận-Tiết niệu: {d.thantietnieu}</text:p>
          </table:table-cell>
          <table:table-cell table:style-name="TableCell742">
            <text:p text:style-name="P743">{d.thantietnieu_manv.tennv}</text:p>
          </table:table-cell>
        </table:table-row>
        <table:table-row table:style-name="TableRow744">
          <table:table-cell table:style-name="TableCell745">
            <text:p text:style-name="P746">e) Thần kinh - Tâm thần: {d.thankinhtamthan}</text:p>
          </table:table-cell>
          <table:table-cell table:style-name="TableCell747">
            <text:p text:style-name="P748">{d.thankinhtamthan_manv.tennv}</text:p>
          </table:table-cell>
        </table:table-row>
        <table:table-row table:style-name="TableRow749">
          <table:table-cell table:style-name="TableCell750">
            <text:p text:style-name="P751"><text:span text:style-name="T752">g) Khám lâm sàng</text:span><text:span text:style-name="T753">:<text:s/></text:span><text:span text:style-name="T754">{d.</text:span><text:span text:style-name="T755">khamlamsang</text:span><text:span text:style-name="T756">}</text:span></text:p>
          </table:table-cell>
          <table:table-cell table:style-name="TableCell757">
            <text:p text:style-name="P758">{d.khamlamsang_manv.tennv}</text:p>
          </table:table-cell>
        </table:table-row>
        <table:table-row table:style-name="TableRow759">
          <table:table-cell table:style-name="TableCell760">
            <text:p text:style-name="P761"><text:span text:style-name="T762">2. Mắt:</text:span></text:p>
            <text:p text:style-name="P763"><text:span text:style-name="T764">a) Kết quả khám thị lực:</text:span><text:span text:style-name="T765"><text:tab/>Không kính:</text:span><text:span text:style-name="T766"><text:tab/>Mắt phải:</text:span><text:span text:style-name="T767"><text:s/></text:span><text:span text:style-name="T768">{d.</text:span><text:span text:style-name="T769">mat_kk_matphai</text:span><text:span text:style-name="T770">}</text:span></text:p>
            <text:p text:style-name="P771"><text:span text:style-name="T772"><text:tab/></text:span><text:span text:style-name="T773"><text:tab/></text:span><text:span text:style-name="T774"><text:tab/></text:span><text:span text:style-name="T775"><text:tab/></text:span><text:span text:style-name="T776"><text:tab/></text:span><text:span text:style-name="T777"><text:tab/></text:span><text:span text:style-name="T778">Mắt trái:<text:s/></text:span><text:span text:style-name="T779">{d.</text:span><text:span text:style-name="T780">mat_kk_mattrai</text:span><text:span text:style-name="T781">}</text:span></text:p>
            <text:p text:style-name="P782"><text:span text:style-name="T783"><text:s text:c="40"/></text:span><text:span text:style-name="T784"><text:tab/></text:span><text:span text:style-name="T785">Có kính:</text:span><text:span text:style-name="T786"><text:tab/>Mắt phải:</text:span><text:span text:style-name="T787"><text:s/>{d.</text:span><text:span text:style-name="T788">mat_ck_matphai</text:span><text:span text:style-name="T789">}</text:span></text:p>
            <text:p text:style-name="P790"><text:span text:style-name="T791"><text:tab/></text:span><text:span text:style-name="T792"><text:tab/></text:span><text:span text:style-name="T793"><text:tab/></text:span><text:span text:style-name="T794"><text:tab/></text:span><text:span text:style-name="T795"><text:tab/></text:span><text:span text:style-name="T796"><text:tab/></text:span><text:span text:style-name="T797">Mắt trái:</text:span><text:span text:style-name="T798"><text:s/>{d.</text:span><text:span text:style-name="T799">mat_ck_mattrai</text:span><text:span text:style-name="T800">}</text:span><text:span text:style-name="T801"><text:tab/></text:span></text:p>
            <text:p text:style-name="P802"><text:span text:style-name="T803">b) Các bệnh về mắt (nếu có):<text:s/></text:span><text:span text:style-name="T804">{d.</text:span><text:span text:style-name="T805">mat_benh</text:span><text:span text:style-name="T806">}</text:span></text:p>
          </table:table-cell>
          <table:table-cell table:style-name="TableCell807">
            <text:p text:style-name="P808">{d.mat_manv.tennv}</text:p>
          </table:table-cell>
        </table:table-row>
        <text:soft-page-break/>
        <table:table-row table:style-name="TableRow809">
          <table:table-cell table:style-name="TableCell810">
            <text:p text:style-name="P811"><text:span text:style-name="T812">3. Tai-Mũi-Họng</text:span></text:p>
            <text:p text:style-name="P813"><text:span text:style-name="T814">a) Kết quả khám thính lực:</text:span></text:p>
            <text:p text:style-name="P815"><text:span text:style-name="T816">Tai trái:  <text:s text:c="2"/>Nói thường</text:span><text:span text:style-name="T817">:<text:s/></text:span><text:span text:style-name="T818">{d.</text:span><text:span text:style-name="T819">taitrai_noithuong</text:span><text:span text:style-name="T820">}<text:s/></text:span><text:span text:style-name="T821"><text:s/>m;</text:span><text:span text:style-name="T822"><text:tab/>Nói thầm:<text:s/></text:span><text:span text:style-name="T823">{d.</text:span><text:span text:style-name="T824">taitrai_noitham</text:span><text:span text:style-name="T825">}<text:s/></text:span><text:span text:style-name="T826"><text:s/>m</text:span></text:p>
            <text:p text:style-name="P827"><text:span text:style-name="T828">Tai phải: <text:s/>Nói thường</text:span><text:span text:style-name="T829">:<text:s/></text:span><text:span text:style-name="T830">{d.</text:span><text:span text:style-name="T831">taiphai_noithuong</text:span><text:span text:style-name="T832">}<text:s/></text:span><text:span text:style-name="T833"><text:s/>m;</text:span><text:span text:style-name="T834"><text:tab/>Nói thầm:<text:s/></text:span><text:span text:style-name="T835">{d.</text:span><text:span text:style-name="T836">taiphai_noitham</text:span><text:span text:style-name="T837">}<text:s/></text:span><text:span text:style-name="T838"><text:s/>m</text:span></text:p>
            <text:p text:style-name="P839"><text:span text:style-name="T840">b) Các bệnh về Tai-Mũi-Họng (nếu có):<text:s/></text:span><text:span text:style-name="T841">{d.</text:span><text:span text:style-name="T842">taimuihong_benh</text:span><text:span text:style-name="T843">}</text:span></text:p>
          </table:table-cell>
          <table:table-cell table:style-name="TableCell844">
            <text:p text:style-name="P845">{d.taimuihong_manv.tennv}</text:p>
            <text:p text:style-name="P846"/>
          </table:table-cell>
        </table:table-row>
        <table:table-row table:style-name="TableRow847">
          <table:table-cell table:style-name="TableCell848">
            <text:p text:style-name="P849"><text:span text:style-name="T850">4. Răng-Hàm-Mặt</text:span></text:p>
            <text:p text:style-name="P851"><text:span text:style-name="T852">a) Kết quả khám:<text:s/></text:span><text:span text:style-name="T853"><text:tab/>+ Hàm trên:</text:span><text:span text:style-name="T854"><text:tab/></text:span><text:span text:style-name="T855">{d.</text:span><text:span text:style-name="T856">rhm_hamtren</text:span><text:span text:style-name="T857">}</text:span></text:p>
            <text:p text:style-name="P858"><text:span text:style-name="T859"><text:tab/></text:span><text:span text:style-name="T860"><text:tab/></text:span><text:span text:style-name="T861"><text:tab/></text:span><text:span text:style-name="T862">+ Hàm dưới:<text:s/></text:span><text:span text:style-name="T863">{d.</text:span><text:span text:style-name="T864">rhm_hamduoi</text:span><text:span text:style-name="T865">}</text:span></text:p>
            <text:p text:style-name="P866"><text:span text:style-name="T867">b) Các bệnh về Răng</text:span><text:span text:style-name="T868"><text:s/>– Hàm - Mặt (nếu có):<text:s/></text:span><text:span text:style-name="T869">{d.</text:span><text:span text:style-name="T870">rhm_benh</text:span><text:span text:style-name="T871">}</text:span></text:p>
          </table:table-cell>
          <table:table-cell table:style-name="TableCell872">
            <text:p text:style-name="P873">{d.ranghammat_manv.tennv}</text:p>
          </table:table-cell>
        </table:table-row>
      </table:table>
      <text:p text:style-name="P874"><text:bookmark-end text:name="_Hlk98158068"/><text:bookmark-end text:name="_Hlk98158023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egoe UI Symbol" svg:font-family="Segoe UI Symbol" style:font-family-generic="swiss" style:font-pitch="variable" svg:panose-1="2 11 5 2 4 2 4 2 2 3"/>
    <style:font-face style:name="Times New Roman (Vietnamese)" svg:font-family="Times New Roman (Vietnamese)" style:font-family-generic="roman" style:font-pitch="variable"/>
    <style:font-face style:name="Times New Roman CE" svg:font-family="Times New Roman CE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Normal1" style:display-name="Table Normal1" style:family="paragraph">
      <style:paragraph-properties style:vertical-align="auto" fo:margin-bottom="0.1111in" fo:line-height="105%"/>
      <style:text-properties style:font-name="Calibri" style:font-name-asian="Segoe UI Symbol" style:font-name-complex="Times New Roman" fo:font-size="11pt" style:font-size-asian="11pt" style:font-size-complex="11pt" style:language-asian="en" style:country-asian="US" style:language-complex="ar" style:country-complex="SA" fo:hyphenate="false"/>
    </style:style>
    <style:style style:name="TableGrid1" style:display-name="Table Grid1" style:family="paragraph" style:parent-style-name="TableNormal1">
      <style:text-properties style:font-name-asian="Calibri" style:font-name-complex="Calibri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account</dc:creator>
    <meta:creation-date>2022-03-15T14:21:00Z</meta:creation-date>
    <dc:date>2022-03-27T10:55:00Z</dc:date>
    <meta:template xlink:href="Normal.dotm" xlink:type="simple"/>
    <meta:editing-cycles>8</meta:editing-cycles>
    <meta:editing-duration>PT3240S</meta:editing-duration>
    <meta:document-statistic meta:page-count="4" meta:paragraph-count="7" meta:word-count="589" meta:character-count="3941" meta:row-count="27" meta:non-whitespace-character-count="3359"/>
  </office:meta>
</office:document-meta>
</file>